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13.3114in" svg:y="0.2398in">
            <draw:object draw:notify-on-update-of-ranges="Sheet1.A1:Sheet1.A1 Sheet1.A2:Sheet1.A147 Sheet1.B1:Sheet1.B1 Sheet1.B2:Sheet1.B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9.848in" svg:y="0.324in">
            <draw:object draw:notify-on-update-of-ranges="Sheet1.D1:Sheet1.D1 Sheet1.D2:Sheet1.D147 Sheet1.E1:Sheet1.E1 Sheet1.E2:Sheet1.E1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3.3331in" svg:y="4.3709in">
            <draw:object draw:notify-on-update-of-ranges="Sheet1.G1:Sheet1.G1 Sheet1.G2:Sheet1.G147 Sheet1.H1:Sheet1.H1 Sheet1.H2:Sheet1.H1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205in" svg:height="3.5575in" svg:x="19.9236in" svg:y="4.1909in">
            <draw:object draw:notify-on-update-of-ranges="Sheet1.J1:Sheet1.J1 Sheet1.J2:Sheet1.J147 Sheet1.K1:Sheet1.K1 Sheet1.K2:Sheet1.K1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13.3118in" svg:y="8.763in">
            <draw:object draw:notify-on-update-of-ranges="Sheet1.M1:Sheet1.M1 Sheet1.M2:Sheet1.M147 Sheet1.N1:Sheet1.N1 Sheet1.N2:Sheet1.N1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Weeks</text:p>
          </table:table-cell>
          <table:table-cell office:value-type="string" calcext:value-type="string">
            <text:p>FVC Patient 1</text:p>
          </table:table-cell>
          <table:table-cell/>
          <table:table-cell office:value-type="string" calcext:value-type="string">
            <text:p>Weeks</text:p>
          </table:table-cell>
          <table:table-cell office:value-type="string" calcext:value-type="string">
            <text:p>FVC Patient 2</text:p>
          </table:table-cell>
          <table:table-cell/>
          <table:table-cell office:value-type="string" calcext:value-type="string">
            <text:p>Weeks</text:p>
          </table:table-cell>
          <table:table-cell office:value-type="string" calcext:value-type="string">
            <text:p>FVC Patient 3</text:p>
          </table:table-cell>
          <table:table-cell/>
          <table:table-cell office:value-type="string" calcext:value-type="string">
            <text:p>Weeks</text:p>
          </table:table-cell>
          <table:table-cell office:value-type="string" calcext:value-type="string">
            <text:p>FVC Patient 4</text:p>
          </table:table-cell>
          <table:table-cell/>
          <table:table-cell office:value-type="string" calcext:value-type="string">
            <text:p>Weeks</text:p>
          </table:table-cell>
          <table:table-cell office:value-type="string" calcext:value-type="string">
            <text:p>FVC Patient 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927.14641746283" calcext:value-type="float">
            <text:p>2927.146417462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2860.9716752708" calcext:value-type="float">
            <text:p>2860.9716752708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2155.03400375843" calcext:value-type="float">
            <text:p>2155.0340037584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3261.6442673564" calcext:value-type="float">
            <text:p>3261.6442673564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2820.23804783821" calcext:value-type="float">
            <text:p>2820.2380478382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924.10686022639" calcext:value-type="float">
            <text:p>2924.10686022639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2857.9511048913" calcext:value-type="float">
            <text:p>2857.9511048913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2152.38053385019" calcext:value-type="float">
            <text:p>2152.38053385019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3258.71093316078" calcext:value-type="float">
            <text:p>3258.71093316078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2817.42102652788" calcext:value-type="float">
            <text:p>2817.4210265278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921.06744031906" calcext:value-type="float">
            <text:p>2921.0674403190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854.9305345118" calcext:value-type="float">
            <text:p>2854.9305345118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149.72706394196" calcext:value-type="float">
            <text:p>2149.7270639419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255.77773629427" calcext:value-type="float">
            <text:p>3255.7777362942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814.67875802517" calcext:value-type="float">
            <text:p>2814.6787580251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918.02788308263" calcext:value-type="float">
            <text:p>2918.0278830826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851.90982680321" calcext:value-type="float">
            <text:p>2851.90982680321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147.07368558645" calcext:value-type="float">
            <text:p>2147.07368558645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252.87429406643" calcext:value-type="float">
            <text:p>3252.8742940664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811.9753536582" calcext:value-type="float">
            <text:p>2811.975353658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914.98837162256" calcext:value-type="float">
            <text:p>2914.9883716225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848.88930220008" calcext:value-type="float">
            <text:p>2848.8893022000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144.42021567821" calcext:value-type="float">
            <text:p>2144.42021567821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3249.99451822042" calcext:value-type="float">
            <text:p>3249.9945182204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809.27185773849" calcext:value-type="float">
            <text:p>2809.2718577384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911.9488601625" calcext:value-type="float">
            <text:p>2911.9488601625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2845.86864026785" calcext:value-type="float">
            <text:p>2845.86864026785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2141.76672288179" calcext:value-type="float">
            <text:p>2141.76672288179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3247.1276055336" calcext:value-type="float">
            <text:p>3247.127605533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2806.56854492426" calcext:value-type="float">
            <text:p>2806.5685449242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908.90930292606" calcext:value-type="float">
            <text:p>2908.90930292606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842.84802411199" calcext:value-type="float">
            <text:p>2842.84802411199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139.11325297356" calcext:value-type="float">
            <text:p>2139.11325297356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3244.26083017588" calcext:value-type="float">
            <text:p>3244.2608301758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803.91709673405" calcext:value-type="float">
            <text:p>2803.9170967340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905.96610494256" calcext:value-type="float">
            <text:p>2905.9661049425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839.82736217976" calcext:value-type="float">
            <text:p>2839.8273621797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136.45987461805" calcext:value-type="float">
            <text:p>2136.4598746180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3241.39400904179" calcext:value-type="float">
            <text:p>3241.39400904179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801.59629124403" calcext:value-type="float">
            <text:p>2801.5962912440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903.30910080671" calcext:value-type="float">
            <text:p>2903.3091008067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836.80679180026" calcext:value-type="float">
            <text:p>2836.8067918002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133.80635893345" calcext:value-type="float">
            <text:p>2133.806358933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3238.5273252368" calcext:value-type="float">
            <text:p>3238.527325236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799.27543997765" calcext:value-type="float">
            <text:p>2799.2754399776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900.65227977633" calcext:value-type="float">
            <text:p>2900.6522797763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834.16218272448" calcext:value-type="float">
            <text:p>2834.1621827244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131.15293480158" calcext:value-type="float">
            <text:p>2131.1529348015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235.66054987907" calcext:value-type="float">
            <text:p>3235.6605498790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796.95463448763" calcext:value-type="float">
            <text:p>2796.9546344876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897.99527564049" calcext:value-type="float">
            <text:p>2897.9952756404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831.52421122193" calcext:value-type="float">
            <text:p>2831.5242112219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128.55732622147" calcext:value-type="float">
            <text:p>2128.55732622147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232.79372874498" calcext:value-type="float">
            <text:p>3232.7937287449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794.63378322124" calcext:value-type="float">
            <text:p>2794.633783221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895.33845461011" calcext:value-type="float">
            <text:p>2895.3384546101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828.88619394302" calcext:value-type="float">
            <text:p>2828.8861939430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125.98609355688" calcext:value-type="float">
            <text:p>2125.9860935568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229.92709071636" calcext:value-type="float">
            <text:p>3229.9270907163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792.31306928396" calcext:value-type="float">
            <text:p>2792.31306928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92.68149625063" calcext:value-type="float">
            <text:p>2892.68149625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26.24831399322" calcext:value-type="float">
            <text:p>2826.24831399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3.41483800411" calcext:value-type="float">
            <text:p>2123.414838004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27.06017802954" calcext:value-type="float">
            <text:p>3227.06017802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0.02462944388" calcext:value-type="float">
            <text:p>2890.024629443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23.61020516157" calcext:value-type="float">
            <text:p>2823.61020516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20.84374266863" calcext:value-type="float">
            <text:p>2120.843742668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24.19335689545" calcext:value-type="float">
            <text:p>3224.19335689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87.67132097483" calcext:value-type="float">
            <text:p>2787.67132097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7.36771686077" calcext:value-type="float">
            <text:p>2887.367716860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20.9722794354" calcext:value-type="float">
            <text:p>2820.9722794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8.27257866859" calcext:value-type="float">
            <text:p>2118.272578668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21.32662731409" calcext:value-type="float">
            <text:p>3221.326627314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85.35042393208" calcext:value-type="float">
            <text:p>2785.35042393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4.71080427766" calcext:value-type="float">
            <text:p>2884.710804277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18.33430793285" calcext:value-type="float">
            <text:p>2818.334307932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15.70139178038" calcext:value-type="float">
            <text:p>2115.70139178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18.45998928547" calcext:value-type="float">
            <text:p>3218.459989285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83.02961844206" calcext:value-type="float">
            <text:p>2783.02961844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2.05393747091" calcext:value-type="float">
            <text:p>2882.053937470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15.69624487758" calcext:value-type="float">
            <text:p>2815.696244877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13.13013622761" calcext:value-type="float">
            <text:p>2113.13013622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15.59312237501" calcext:value-type="float">
            <text:p>3215.593122375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80.70881295204" calcext:value-type="float">
            <text:p>2780.70881295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9.39697911143" calcext:value-type="float">
            <text:p>2879.396979111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13.05827337503" calcext:value-type="float">
            <text:p>2813.058273375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10.55897222757" calcext:value-type="float">
            <text:p>2110.558972227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12.72634701729" calcext:value-type="float">
            <text:p>3212.726347017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78.38796168566" calcext:value-type="float">
            <text:p>2778.387961685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10.42231603265" calcext:value-type="float">
            <text:p>2810.422316032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09.85970898867" calcext:value-type="float">
            <text:p>3209.859708988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76.06715619564" calcext:value-type="float">
            <text:p>2776.067156195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74.08319972157" calcext:value-type="float">
            <text:p>2874.083199721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07.78855595589" calcext:value-type="float">
            <text:p>2807.788555955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05.4166442275" calcext:value-type="float">
            <text:p>2105.41664422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06.99284207821" calcext:value-type="float">
            <text:p>3206.992842078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73.74639648199" calcext:value-type="float">
            <text:p>2773.74639648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71.42628713846" calcext:value-type="float">
            <text:p>2871.426287138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05.15493320823" calcext:value-type="float">
            <text:p>2805.154933208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02.84536578655" calcext:value-type="float">
            <text:p>2102.845365786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4.12597516775" calcext:value-type="float">
            <text:p>3204.125975167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71.42549943924" calcext:value-type="float">
            <text:p>2771.425499439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68.76937455535" calcext:value-type="float">
            <text:p>2868.769374555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02.52135623693" calcext:value-type="float">
            <text:p>2802.521356236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00.27424756288" calcext:value-type="float">
            <text:p>2100.274247562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01.25933713913" calcext:value-type="float">
            <text:p>3201.259337139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69.10464817286" calcext:value-type="float">
            <text:p>2769.10464817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66.11246197224" calcext:value-type="float">
            <text:p>2866.112461972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99.88759616017" calcext:value-type="float">
            <text:p>2799.887596160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97.7030148983" calcext:value-type="float">
            <text:p>2097.70301489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98.39251600504" calcext:value-type="float">
            <text:p>3198.392516005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66.78388845921" calcext:value-type="float">
            <text:p>2766.783888459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63.45564094186" calcext:value-type="float">
            <text:p>2863.455640941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97.25397341251" calcext:value-type="float">
            <text:p>2797.253973412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95.13191956282" calcext:value-type="float">
            <text:p>2095.131919562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95.52569487095" calcext:value-type="float">
            <text:p>3195.525694870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64.46303719282" calcext:value-type="float">
            <text:p>2764.46303719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60.79881991148" calcext:value-type="float">
            <text:p>2860.798819911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94.62039644122" calcext:value-type="float">
            <text:p>2794.620396441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92.56064112186" calcext:value-type="float">
            <text:p>2092.560641121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92.99157637358" calcext:value-type="float">
            <text:p>3192.991576373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62.1422317028" calcext:value-type="float">
            <text:p>2762.14223170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58.1417242229" calcext:value-type="float">
            <text:p>2858.14172422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91.98677369356" calcext:value-type="float">
            <text:p>2791.986773693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89.98954578638" calcext:value-type="float">
            <text:p>2089.989545786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90.50753722191" calcext:value-type="float">
            <text:p>3190.507537221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59.82138043642" calcext:value-type="float">
            <text:p>2759.821380436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55.48494896889" calcext:value-type="float">
            <text:p>2855.484948968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89.35310516953" calcext:value-type="float">
            <text:p>2789.353105169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87.41829023361" calcext:value-type="float">
            <text:p>2087.418290233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88.02331496477" calcext:value-type="float">
            <text:p>3188.023314964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57.50052917004" calcext:value-type="float">
            <text:p>2757.50052917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52.82803638577" calcext:value-type="float">
            <text:p>2852.828036385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39" calcext:value-type="float">
            <text:p>27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84.84719489813" calcext:value-type="float">
            <text:p>2084.847194898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85.53904693127" calcext:value-type="float">
            <text:p>3185.539046931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55.17972368002" calcext:value-type="float">
            <text:p>2755.17972368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50.12498122454" calcext:value-type="float">
            <text:p>2850.124981224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84.08572234511" calcext:value-type="float">
            <text:p>2784.085722345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82.27589356899" calcext:value-type="float">
            <text:p>2082.275893568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83.05491622686" calcext:value-type="float">
            <text:p>3183.054916226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52.85891819" calcext:value-type="float">
            <text:p>2752.858918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47.35513834357" calcext:value-type="float">
            <text:p>2847.3551383435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81.45214537382" calcext:value-type="float">
            <text:p>2781.452145373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79.70484400988" calcext:value-type="float">
            <text:p>2079.704844009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94" calcext:value-type="float">
            <text:p>32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50.53806692362" calcext:value-type="float">
            <text:p>2750.538066923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44.62864568233" calcext:value-type="float">
            <text:p>2844.628645682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78.81843107343" calcext:value-type="float">
            <text:p>2778.818431073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77.13361134529" calcext:value-type="float">
            <text:p>2077.133611345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78.08670059442" calcext:value-type="float">
            <text:p>3178.086700594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48.21716988087" calcext:value-type="float">
            <text:p>2748.217169880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41.9082870543" calcext:value-type="float">
            <text:p>2841.90828705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76.18480832577" calcext:value-type="float">
            <text:p>2776.184808325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74.56240156889" calcext:value-type="float">
            <text:p>2074.562401568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175.60247833729" calcext:value-type="float">
            <text:p>3175.602478337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45.89645594358" calcext:value-type="float">
            <text:p>2745.89645594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39.19209407568" calcext:value-type="float">
            <text:p>2839.192094075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73.55109402537" calcext:value-type="float">
            <text:p>2773.551094025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72.01735298634" calcext:value-type="float">
            <text:p>2072.017352986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73.11834763289" calcext:value-type="float">
            <text:p>3173.118347632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43.57569622993" calcext:value-type="float">
            <text:p>2743.575696229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36.47590109706" calcext:value-type="float">
            <text:p>2836.475901097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70.91760860682" calcext:value-type="float">
            <text:p>2770.9176086068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69.50656801462" calcext:value-type="float">
            <text:p>2069.506568014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170.63417115211" calcext:value-type="float">
            <text:p>3170.634171152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41.25466185808" calcext:value-type="float">
            <text:p>2741.254661858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33.75957078934" calcext:value-type="float">
            <text:p>2833.759570789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68.28389430642" calcext:value-type="float">
            <text:p>2768.283894306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67.04863185883" calcext:value-type="float">
            <text:p>2067.048631858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68.14994889498" calcext:value-type="float">
            <text:p>3168.149948894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38.9339479208" calcext:value-type="float">
            <text:p>2738.93394792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31.04342358708" calcext:value-type="float">
            <text:p>2831.043423587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65.65031733513" calcext:value-type="float">
            <text:p>2765.650317335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64.59106191397" calcext:value-type="float">
            <text:p>2064.591061913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65.66581819057" calcext:value-type="float">
            <text:p>3165.665818190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36.61309665442" calcext:value-type="float">
            <text:p>2736.613096654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28.32727638483" calcext:value-type="float">
            <text:p>2828.327276384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63.0166488111" calcext:value-type="float">
            <text:p>2763.01664881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62.29043624401" calcext:value-type="float">
            <text:p>2062.290436244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63.18168748617" calcext:value-type="float">
            <text:p>3163.181687486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34.29219961166" calcext:value-type="float">
            <text:p>2734.292199611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25.61717166305" calcext:value-type="float">
            <text:p>2825.617171663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60.38298028707" calcext:value-type="float">
            <text:p>2760.382980287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60.05410348177" calcext:value-type="float">
            <text:p>2060.054103481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160.6975110054" calcext:value-type="float">
            <text:p>3160.69751100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31.97139412165" calcext:value-type="float">
            <text:p>2731.971394121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22.90734159946" calcext:value-type="float">
            <text:p>2822.907341599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57.74940331578" calcext:value-type="float">
            <text:p>2757.749403315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57.81777071953" calcext:value-type="float">
            <text:p>2057.817770719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58.21328874826" calcext:value-type="float">
            <text:p>3158.213288748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29.65054285526" calcext:value-type="float">
            <text:p>2729.650542855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20.19746575952" calcext:value-type="float">
            <text:p>2820.197465759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55.11568901539" calcext:value-type="float">
            <text:p>2755.115689015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55.58152951002" calcext:value-type="float">
            <text:p>2055.581529510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155.72920382023" calcext:value-type="float">
            <text:p>3155.729203820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27.32973736525" calcext:value-type="float">
            <text:p>2727.329737365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17.4876814723" calcext:value-type="float">
            <text:p>2817.48768147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52.48206626773" calcext:value-type="float">
            <text:p>2752.482066267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53.34521963596" calcext:value-type="float">
            <text:p>2053.345219635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53.24507311583" calcext:value-type="float">
            <text:p>3153.245073115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25.00893187523" calcext:value-type="float">
            <text:p>2725.008931875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14.77780563235" calcext:value-type="float">
            <text:p>2814.7778056323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49.84844352007" calcext:value-type="float">
            <text:p>2749.848443520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51.10890976191" calcext:value-type="float">
            <text:p>2051.1089097619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50.76089663506" calcext:value-type="float">
            <text:p>3150.760896635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22.68808060884" calcext:value-type="float">
            <text:p>2722.688080608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12.06802134514" calcext:value-type="float">
            <text:p>2812.068021345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47.21472921967" calcext:value-type="float">
            <text:p>2747.214729219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48.87255411148" calcext:value-type="float">
            <text:p>2048.872554111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48.27681170702" calcext:value-type="float">
            <text:p>3148.276811707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20.36727511883" calcext:value-type="float">
            <text:p>2720.36727511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09.35819128156" calcext:value-type="float">
            <text:p>2809.358191281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44.58110647202" calcext:value-type="float">
            <text:p>2744.581106472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46.63633579016" calcext:value-type="float">
            <text:p>2046.636335790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145.79263522625" calcext:value-type="float">
            <text:p>3145.792635226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18.04646962881" calcext:value-type="float">
            <text:p>2718.046469628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06.64840699434" calcext:value-type="float">
            <text:p>2806.648406994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41.94748372436" calcext:value-type="float">
            <text:p>2741.947483724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44.39993436337" calcext:value-type="float">
            <text:p>2044.3999343633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43.30836719275" calcext:value-type="float">
            <text:p>3143.308367192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15.72566413879" calcext:value-type="float">
            <text:p>2715.725664138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03.93848537803" calcext:value-type="float">
            <text:p>2803.938485378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39.31372364759" calcext:value-type="float">
            <text:p>2739.3137236475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42.17097159624" calcext:value-type="float">
            <text:p>2042.170971596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40.82423648834" calcext:value-type="float">
            <text:p>3140.8242364883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13.40485864878" calcext:value-type="float">
            <text:p>2713.404858648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01.25808951855" calcext:value-type="float">
            <text:p>2801.258089518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736.68019245267" calcext:value-type="float">
            <text:p>2736.680192452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39.94612870216" calcext:value-type="float">
            <text:p>2039.9461287021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138.34006000757" calcext:value-type="float">
            <text:p>3138.340060007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711.08387005329" calcext:value-type="float">
            <text:p>2711.083870053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98.58785601258" calcext:value-type="float">
            <text:p>2798.587856012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34.09761035442" calcext:value-type="float">
            <text:p>2734.097610354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37.72119425535" calcext:value-type="float">
            <text:p>2037.721194255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35.85579197407" calcext:value-type="float">
            <text:p>3135.855791974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08.76306456327" calcext:value-type="float">
            <text:p>2708.763064563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95.91748517752" calcext:value-type="float">
            <text:p>2795.9174851775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731.51740862727" calcext:value-type="float">
            <text:p>2731.517408627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35.49625980854" calcext:value-type="float">
            <text:p>2035.496259808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33.3717528224" calcext:value-type="float">
            <text:p>3133.37175282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706.37405228615" calcext:value-type="float">
            <text:p>2706.374052286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93.24889962077" calcext:value-type="float">
            <text:p>2793.248899620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28.94952074289" calcext:value-type="float">
            <text:p>2728.949520742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033.27132536173" calcext:value-type="float">
            <text:p>2033.2713253617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130.887622118" calcext:value-type="float">
            <text:p>3130.8876221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03.91701632738" calcext:value-type="float">
            <text:p>2703.917016327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90.77312412262" calcext:value-type="float">
            <text:p>2790.773124122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26.38250260949" calcext:value-type="float">
            <text:p>2726.3825026094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031.04648246765" calcext:value-type="float">
            <text:p>2031.046482467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28.37675801516" calcext:value-type="float">
            <text:p>3128.376758015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01.45993459225" calcext:value-type="float">
            <text:p>2701.459934592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88.34069884419" calcext:value-type="float">
            <text:p>2788.340698844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23.81543869972" calcext:value-type="float">
            <text:p>2723.815438699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28.82163957357" calcext:value-type="float">
            <text:p>2028.821639573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125.75630528927" calcext:value-type="float">
            <text:p>3125.756305289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699.00294440985" calcext:value-type="float">
            <text:p>2699.00294440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85.91733728647" calcext:value-type="float">
            <text:p>2785.917337286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21.24832901359" calcext:value-type="float">
            <text:p>2721.248329013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26.5966593504" calcext:value-type="float">
            <text:p>2026.59665935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23.13598989248" calcext:value-type="float">
            <text:p>3123.135989892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96.54595422745" calcext:value-type="float">
            <text:p>2696.545954227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3.49383839965" calcext:value-type="float">
            <text:p>2783.4938383996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718.68126510382" calcext:value-type="float">
            <text:p>2718.681265103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24.37172490358" calcext:value-type="float">
            <text:p>2024.371724903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120.51562871933" calcext:value-type="float">
            <text:p>3120.515628719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694.08887249231" calcext:value-type="float">
            <text:p>2694.088872492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81.0744136095" calcext:value-type="float">
            <text:p>2781.07441360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716.11429274678" calcext:value-type="float">
            <text:p>2716.1142927467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22.14683623314" calcext:value-type="float">
            <text:p>2022.1468362331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17.89522176981" calcext:value-type="float">
            <text:p>3117.895221769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691.63183653355" calcext:value-type="float">
            <text:p>2691.631836533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78.65595012307" calcext:value-type="float">
            <text:p>2778.655950123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713.54722883701" calcext:value-type="float">
            <text:p>2713.5472288370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019.92190178633" calcext:value-type="float">
            <text:p>2019.921901786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15.27490637302" calcext:value-type="float">
            <text:p>3115.274906373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689.17480057478" calcext:value-type="float">
            <text:p>2689.174800574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76.24508551359" calcext:value-type="float">
            <text:p>2776.2450855135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710.98002759814" calcext:value-type="float">
            <text:p>2710.980027598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017.69701311588" calcext:value-type="float">
            <text:p>2017.6970131158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112.65454519987" calcext:value-type="float">
            <text:p>3112.654545199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686.71781039238" calcext:value-type="float">
            <text:p>2686.717810392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73.84021760821" calcext:value-type="float">
            <text:p>2773.840217608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08.41305524111" calcext:value-type="float">
            <text:p>2708.413055241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15.47219310999" calcext:value-type="float">
            <text:p>2015.47219310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110.03413825035" calcext:value-type="float">
            <text:p>3110.0341382503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84.26086598635" calcext:value-type="float">
            <text:p>2684.260865986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71.43530392647" calcext:value-type="float">
            <text:p>2771.435303926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705.84608288407" calcext:value-type="float">
            <text:p>2705.846082884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13.24725866318" calcext:value-type="float">
            <text:p>2013.247258663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107.41382285357" calcext:value-type="float">
            <text:p>3107.41382285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681.80364692211" calcext:value-type="float">
            <text:p>2681.803646922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69.03071067929" calcext:value-type="float">
            <text:p>2769.030710679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703.27897319794" calcext:value-type="float">
            <text:p>2703.2789731979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011.02234710455" calcext:value-type="float">
            <text:p>2011.0223471045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104.79350745678" calcext:value-type="float">
            <text:p>3104.793507456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679.34670251608" calcext:value-type="float">
            <text:p>2679.34670251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66.6889226079" calcext:value-type="float">
            <text:p>2766.688922607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700.71195506453" calcext:value-type="float">
            <text:p>2700.711955064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008.79738976955" calcext:value-type="float">
            <text:p>2008.797389769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102.17305473089" calcext:value-type="float">
            <text:p>3102.173054730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676.88966655731" calcext:value-type="float">
            <text:p>2676.889666557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64.34457105994" calcext:value-type="float">
            <text:p>2764.3445710599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98.16750468016" calcext:value-type="float">
            <text:p>2698.167504680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06.57252398729" calcext:value-type="float">
            <text:p>2006.5725239872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099.55264778137" calcext:value-type="float">
            <text:p>3099.5526477813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74.43258482218" calcext:value-type="float">
            <text:p>2674.432584822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62.0070401907" calcext:value-type="float">
            <text:p>2762.00704019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95.69817331433" calcext:value-type="float">
            <text:p>2695.698173314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4.32341961861" calcext:value-type="float">
            <text:p>2004.323419618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96.93237816095" calcext:value-type="float">
            <text:p>3096.932378160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71.97554886341" calcext:value-type="float">
            <text:p>2671.975548863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59.72151127458" calcext:value-type="float">
            <text:p>2759.7215112745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693.2483884573" calcext:value-type="float">
            <text:p>2693.248388457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02.06774634123" calcext:value-type="float">
            <text:p>2002.067746341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094.31192543507" calcext:value-type="float">
            <text:p>3094.311925435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669.51846712828" calcext:value-type="float">
            <text:p>2669.518467128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57.4456869483" calcext:value-type="float">
            <text:p>2757.445686948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690.79842049479" calcext:value-type="float">
            <text:p>2690.7984204947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999.81218750477" calcext:value-type="float">
            <text:p>1999.8121875047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091.69156426191" calcext:value-type="float">
            <text:p>3091.6915642619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667.06152272224" calcext:value-type="float">
            <text:p>2667.061522722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55.16986262202" calcext:value-type="float">
            <text:p>2755.1698626220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688.34858986139" calcext:value-type="float">
            <text:p>2688.3485898613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97.55658289194" calcext:value-type="float">
            <text:p>1997.5565828919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089.07124886513" calcext:value-type="float">
            <text:p>3089.071248865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664.60444098711" calcext:value-type="float">
            <text:p>2664.604440987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52.89293966293" calcext:value-type="float">
            <text:p>2752.8929396629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685.89875922799" calcext:value-type="float">
            <text:p>2685.898759227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995.3010011673" calcext:value-type="float">
            <text:p>1995.30100116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086.45075036287" calcext:value-type="float">
            <text:p>3086.4507503628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662.20087182522" calcext:value-type="float">
            <text:p>2662.200871825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0.61404832006" calcext:value-type="float">
            <text:p>2750.6140483200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683.44879126549" calcext:value-type="float">
            <text:p>2683.4487912654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93.04537366629" calcext:value-type="float">
            <text:p>1993.045373666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083.93778054714" calcext:value-type="float">
            <text:p>3083.937780547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659.82609599829" calcext:value-type="float">
            <text:p>2659.826095998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48.33534008265" calcext:value-type="float">
            <text:p>2748.3353400826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681.15318121314" calcext:value-type="float">
            <text:p>2681.153181213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90.78711402416" calcext:value-type="float">
            <text:p>1990.787114024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081.53883966207" calcext:value-type="float">
            <text:p>3081.538839662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657.48629331589" calcext:value-type="float">
            <text:p>2657.486293315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46.05649451613" calcext:value-type="float">
            <text:p>2746.0564945161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78.92261937857" calcext:value-type="float">
            <text:p>2678.922619378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988.52864838839" calcext:value-type="float">
            <text:p>1988.5286483883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079.13980722427" calcext:value-type="float">
            <text:p>3079.139807224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55.14653640985" calcext:value-type="float">
            <text:p>2655.14653640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43.77769472599" calcext:value-type="float">
            <text:p>2743.777694725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676.69050114751" calcext:value-type="float">
            <text:p>2676.6905011475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86.27013697624" calcext:value-type="float">
            <text:p>1986.270136976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076.74068323374" calcext:value-type="float">
            <text:p>3076.7406832337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652.80664217472" calcext:value-type="float">
            <text:p>2652.806642174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41.49894071221" calcext:value-type="float">
            <text:p>2741.4989407122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674.46451694965" calcext:value-type="float">
            <text:p>2674.4645169496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83.96582630873" calcext:value-type="float">
            <text:p>1983.965826308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074.34183390141" calcext:value-type="float">
            <text:p>3074.3418339014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650.46665638685" calcext:value-type="float">
            <text:p>2650.466656386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39.2019677043" calcext:value-type="float">
            <text:p>2739.20196770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72.24512454867" calcext:value-type="float">
            <text:p>2672.245124548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81.6604170084" calcext:value-type="float">
            <text:p>1981.66041700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71.94261835814" calcext:value-type="float">
            <text:p>3071.942618358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48.12699103355" calcext:value-type="float">
            <text:p>2648.126991033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36.89249774814" calcext:value-type="float">
            <text:p>2736.892497748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670.0352078557" calcext:value-type="float">
            <text:p>2670.035207855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79.35503059626" calcext:value-type="float">
            <text:p>1979.355030596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069.54367747307" calcext:value-type="float">
            <text:p>3069.543677473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645.78705102205" calcext:value-type="float">
            <text:p>2645.787051022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34.61754317284" calcext:value-type="float">
            <text:p>2734.6175431728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667.83266115785" calcext:value-type="float">
            <text:p>2667.8326611578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977.04968996048" calcext:value-type="float">
            <text:p>1977.0496899604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067.14464503527" calcext:value-type="float">
            <text:p>3067.144645035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643.44720256329" calcext:value-type="float">
            <text:p>2643.447202563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32.39513986707" calcext:value-type="float">
            <text:p>2732.395139867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665.63313570023" calcext:value-type="float">
            <text:p>2665.63313570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974.74439510107" calcext:value-type="float">
            <text:p>1974.744395101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064.7457041502" calcext:value-type="float">
            <text:p>3064.745704150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641.10739988089" calcext:value-type="float">
            <text:p>2641.107399880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30.17717686892" calcext:value-type="float">
            <text:p>2730.1771768689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663.4336102426" calcext:value-type="float">
            <text:p>2663.433610242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72.4583034277" calcext:value-type="float">
            <text:p>1972.458303427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062.3466717124" calcext:value-type="float">
            <text:p>3062.34667171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638.76755142212" calcext:value-type="float">
            <text:p>2638.767551422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27.95912231803" calcext:value-type="float">
            <text:p>2727.9591223180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61.23399323225" calcext:value-type="float">
            <text:p>2661.23399323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970.17452346087" calcext:value-type="float">
            <text:p>1970.174523460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059.94759349823" calcext:value-type="float">
            <text:p>3059.947593498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36.42765718699" calcext:value-type="float">
            <text:p>2636.427657186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25.74102199078" calcext:value-type="float">
            <text:p>2725.7410219907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659.03442199826" calcext:value-type="float">
            <text:p>2659.034421998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967.89060616493" calcext:value-type="float">
            <text:p>1967.8906061649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057.56751247644" calcext:value-type="float">
            <text:p>3057.5675124764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634.08780872822" calcext:value-type="float">
            <text:p>2634.087808728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23.52296743989" calcext:value-type="float">
            <text:p>2723.5229674398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656.83498809338" calcext:value-type="float">
            <text:p>2656.8349880933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65.60678042173" calcext:value-type="float">
            <text:p>1965.6067804217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055.23265850544" calcext:value-type="float">
            <text:p>3055.232658505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631.74681586027" calcext:value-type="float">
            <text:p>2631.746815860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21.30500444174" calcext:value-type="float">
            <text:p>2721.3050044417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654.63541685939" calcext:value-type="float">
            <text:p>2654.6354168593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63.32293179035" calcext:value-type="float">
            <text:p>1963.3229317903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052.90782955885" calcext:value-type="float">
            <text:p>3052.9078295588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629.44015526772" calcext:value-type="float">
            <text:p>2629.440155267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19.08690411448" calcext:value-type="float">
            <text:p>2719.0869041144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652.43689848185" calcext:value-type="float">
            <text:p>2652.436898481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61.0390373826" calcext:value-type="float">
            <text:p>1961.039037382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050.62570996284" calcext:value-type="float">
            <text:p>3050.6257099628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627.13358622789" calcext:value-type="float">
            <text:p>2627.13358622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16.8689868927" calcext:value-type="float">
            <text:p>2716.868986892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650.2436901629" calcext:value-type="float">
            <text:p>2650.24369016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58.75523452759" calcext:value-type="float">
            <text:p>1958.755234527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48.3402944684" calcext:value-type="float">
            <text:p>3048.34029446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624.8268340826" calcext:value-type="float">
            <text:p>2624.82683408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14.65093234181" calcext:value-type="float">
            <text:p>2714.6509323418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48.05052762032" calcext:value-type="float">
            <text:p>2648.0505276203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56.47138589621" calcext:value-type="float">
            <text:p>1956.471385896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46.05469586849" calcext:value-type="float">
            <text:p>3046.0546958684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22.93238967657" calcext:value-type="float">
            <text:p>2622.932389676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12.43278623819" calcext:value-type="float">
            <text:p>2712.432786238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645.85731930137" calcext:value-type="float">
            <text:p>2645.857319301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54.18753726482" calcext:value-type="float">
            <text:p>1954.1875372648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043.76928037405" calcext:value-type="float">
            <text:p>3043.769280374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621.19363069534" calcext:value-type="float">
            <text:p>2621.193630695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10.21486901641" calcext:value-type="float">
            <text:p>2710.2148690164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643.66594203711" calcext:value-type="float">
            <text:p>2643.665942037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51.92934628725" calcext:value-type="float">
            <text:p>1951.9293462872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041.48377332687" calcext:value-type="float">
            <text:p>3041.4837733268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619.53104358912" calcext:value-type="float">
            <text:p>2619.531043589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07.99672291279" calcext:value-type="float">
            <text:p>2707.9967229127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641.48646662831" calcext:value-type="float">
            <text:p>2641.4864666283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49.70583090782" calcext:value-type="float">
            <text:p>1949.7058309078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039.1982662797" calcext:value-type="float">
            <text:p>3039.198266279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617.87147772312" calcext:value-type="float">
            <text:p>2617.871477723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05.77875991464" calcext:value-type="float">
            <text:p>2705.778759914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639.30685389042" calcext:value-type="float">
            <text:p>2639.3068538904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47.49321030378" calcext:value-type="float">
            <text:p>1947.493210303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036.91275923252" calcext:value-type="float">
            <text:p>3036.9127592325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616.21200340986" calcext:value-type="float">
            <text:p>2616.212003409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03.56070536375" calcext:value-type="float">
            <text:p>2703.5607053637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637.12733270526" calcext:value-type="float">
            <text:p>2637.1273327052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45.28061258793" calcext:value-type="float">
            <text:p>1945.2806125879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034.62729796171" calcext:value-type="float">
            <text:p>3034.6272979617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614.55243754387" calcext:value-type="float">
            <text:p>2614.552437543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01.3427423656" calcext:value-type="float">
            <text:p>2701.34274236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634.9478115201" calcext:value-type="float">
            <text:p>2634.947811520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43.08064914942" calcext:value-type="float">
            <text:p>1943.0806491494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032.34174513817" calcext:value-type="float">
            <text:p>3032.3417451381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612.89287167788" calcext:value-type="float">
            <text:p>2612.892871677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99.12459626198" calcext:value-type="float">
            <text:p>2699.1245962619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632.76824455857" calcext:value-type="float">
            <text:p>2632.768244558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40.86372556686" calcext:value-type="float">
            <text:p>1940.8637255668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030.05381194353" calcext:value-type="float">
            <text:p>3030.0538119435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611.23332870007" calcext:value-type="float">
            <text:p>2611.233328700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96.90654171109" calcext:value-type="float">
            <text:p>2696.906541711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630.58876914978" calcext:value-type="float">
            <text:p>2630.5887691497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38.64339164495" calcext:value-type="float">
            <text:p>1938.643391644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27.76528365612" calcext:value-type="float">
            <text:p>3027.7652836561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609.57380861044" calcext:value-type="float">
            <text:p>2609.573808610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94.68867026567" calcext:value-type="float">
            <text:p>2694.6886702656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628.40915641189" calcext:value-type="float">
            <text:p>2628.409156411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36.42308061123" calcext:value-type="float">
            <text:p>1936.423080611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025.47675536871" calcext:value-type="float">
            <text:p>3025.476755368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607.91419696808" calcext:value-type="float">
            <text:p>2607.914196968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92.47056993842" calcext:value-type="float">
            <text:p>2692.470569938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626.22958945036" calcext:value-type="float">
            <text:p>2626.2295894503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34.20274668932" calcext:value-type="float">
            <text:p>1934.2027466893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023.18818130493" calcext:value-type="float">
            <text:p>3023.1881813049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606.25469976664" calcext:value-type="float">
            <text:p>2606.254699766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90.2259193182" calcext:value-type="float">
            <text:p>2690.22591931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624.05002248883" calcext:value-type="float">
            <text:p>2624.0500224888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31.98243565559" calcext:value-type="float">
            <text:p>1931.9824356555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020.89974457026" calcext:value-type="float">
            <text:p>3020.8997445702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604.59517967701" calcext:value-type="float">
            <text:p>2604.595179677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87.96144753098" calcext:value-type="float">
            <text:p>2687.9614475309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621.87050130367" calcext:value-type="float">
            <text:p>2621.870501303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29.76326903105" calcext:value-type="float">
            <text:p>1929.763269031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018.61126205921" calcext:value-type="float">
            <text:p>3018.6112620592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602.93556803465" calcext:value-type="float">
            <text:p>2602.935568034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85.6970672965" calcext:value-type="float">
            <text:p>2685.69706729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619.69743458629" calcext:value-type="float">
            <text:p>2619.6974345862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27.55225059986" calcext:value-type="float">
            <text:p>1927.552250599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016.32277954817" calcext:value-type="float">
            <text:p>3016.3227795481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601.27884030342" calcext:value-type="float">
            <text:p>2601.278840303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83.43259550929" calcext:value-type="float">
            <text:p>2683.4325955092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617.54730182886" calcext:value-type="float">
            <text:p>2617.547301828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25.34118639231" calcext:value-type="float">
            <text:p>1925.341186392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14.03425126076" calcext:value-type="float">
            <text:p>3014.0342512607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599.63085585833" calcext:value-type="float">
            <text:p>2599.630855858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81.16812372208" calcext:value-type="float">
            <text:p>2681.1681237220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615.39712329507" calcext:value-type="float">
            <text:p>2615.397123295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923.1402387619" calcext:value-type="float">
            <text:p>1923.140238761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011.74576874971" calcext:value-type="float">
            <text:p>3011.745768749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597.98294007778" calcext:value-type="float">
            <text:p>2597.982940077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78.90369771123" calcext:value-type="float">
            <text:p>2678.9036977112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613.24708209038" calcext:value-type="float">
            <text:p>2613.2470820903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920.94192327261" calcext:value-type="float">
            <text:p>1920.941923272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009.45728623867" calcext:value-type="float">
            <text:p>3009.4572862386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596.33502429724" calcext:value-type="float">
            <text:p>2596.335024297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76.63922592402" calcext:value-type="float">
            <text:p>2676.639225924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611.09694933295" calcext:value-type="float">
            <text:p>2611.0969493329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918.74367644787" calcext:value-type="float">
            <text:p>1918.7436764478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007.16875795126" calcext:value-type="float">
            <text:p>3007.1687579512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94.70148229599" calcext:value-type="float">
            <text:p>2594.701482295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74.3747541368" calcext:value-type="float">
            <text:p>2674.374754136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608.835671556" calcext:value-type="float">
            <text:p>2608.83567155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916.54536095858" calcext:value-type="float">
            <text:p>1916.545360958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004.88013811111" calcext:value-type="float">
            <text:p>3004.880138111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593.07366234064" calcext:value-type="float">
            <text:p>2593.073662340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72.11037390232" calcext:value-type="float">
            <text:p>2672.1103739023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06.54930832982" calcext:value-type="float">
            <text:p>2606.5493083298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14.34709124565" calcext:value-type="float">
            <text:p>1914.3470912456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02.59170137644" calcext:value-type="float">
            <text:p>3002.5917013764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91.44586527348" calcext:value-type="float">
            <text:p>2591.445865273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69.84590211511" calcext:value-type="float">
            <text:p>2669.8459021151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604.26294510365" calcext:value-type="float">
            <text:p>2604.2629451036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912.14882153273" calcext:value-type="float">
            <text:p>1912.1488215327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000.30331041813" calcext:value-type="float">
            <text:p>3000.3033104181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589.8182284236" calcext:value-type="float">
            <text:p>2589.81822842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67.58147610426" calcext:value-type="float">
            <text:p>2667.5814761042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601.97658187747" calcext:value-type="float">
            <text:p>2601.9765818774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909.95048315525" calcext:value-type="float">
            <text:p>1909.9504831552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998.01473635435" calcext:value-type="float">
            <text:p>2998.0147363543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88.19040846825" calcext:value-type="float">
            <text:p>2588.190408468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65.31700431705" calcext:value-type="float">
            <text:p>2665.3170043170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599.69026442766" calcext:value-type="float">
            <text:p>2599.6902644276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907.75221344233" calcext:value-type="float">
            <text:p>1907.7522134423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995.72616229057" calcext:value-type="float">
            <text:p>2995.7261622905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586.56261140108" calcext:value-type="float">
            <text:p>2586.562611401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63.05266985893" calcext:value-type="float">
            <text:p>2663.0526698589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97.40257368684" calcext:value-type="float">
            <text:p>2597.4025736868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05.55398950577" calcext:value-type="float">
            <text:p>1905.5539895057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993.43781710863" calcext:value-type="float">
            <text:p>2993.4378171086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84.93481433392" calcext:value-type="float">
            <text:p>2584.934814333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60.78819807172" calcext:value-type="float">
            <text:p>2660.7881980717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595.11332654953" calcext:value-type="float">
            <text:p>2595.113326549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03.35567401648" calcext:value-type="float">
            <text:p>1903.3556740164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91.14933459759" calcext:value-type="float">
            <text:p>2991.1493345975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583.30706304312" calcext:value-type="float">
            <text:p>2583.307063043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58.52368050814" calcext:value-type="float">
            <text:p>2658.5236805081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92.82421674132" calcext:value-type="float">
            <text:p>2592.8242167413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01.15738141537" calcext:value-type="float">
            <text:p>1901.1573814153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988.86080631018" calcext:value-type="float">
            <text:p>2988.860806310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81.67928886414" calcext:value-type="float">
            <text:p>2581.679288864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56.25925449729" calcext:value-type="float">
            <text:p>2656.2592544972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590.53501538038" calcext:value-type="float">
            <text:p>2590.5350153803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898.95911170244" calcext:value-type="float">
            <text:p>1898.9591117024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986.57227802277" calcext:value-type="float">
            <text:p>2986.5722780227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580.05153757334" calcext:value-type="float">
            <text:p>2580.051537573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53.99478271008" calcext:value-type="float">
            <text:p>2653.994782710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588.24567669034" calcext:value-type="float">
            <text:p>2588.2456766903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896.76077332497" calcext:value-type="float">
            <text:p>1896.7607733249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84.28384128809" calcext:value-type="float">
            <text:p>2984.2838412880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578.40847408772" calcext:value-type="float">
            <text:p>2578.408474087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51.73035669923" calcext:value-type="float">
            <text:p>2651.7303566992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585.95656688213" calcext:value-type="float">
            <text:p>2585.9565668821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894.60313013792" calcext:value-type="float">
            <text:p>1894.603130137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981.99512989521" calcext:value-type="float">
            <text:p>2981.9951298952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576.73750990629" calcext:value-type="float">
            <text:p>2576.73750990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9.46588491201" calcext:value-type="float">
            <text:p>2649.465884912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83.6412729919" calcext:value-type="float">
            <text:p>2583.64127299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92.45294849873" calcext:value-type="float">
            <text:p>1892.45294849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79.7067389369" calcext:value-type="float">
            <text:p>2979.70673893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75.06656861305" calcext:value-type="float">
            <text:p>2575.066568613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47.20139023662" calcext:value-type="float">
            <text:p>2647.2013902366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81.32140146494" calcext:value-type="float">
            <text:p>2581.3214014649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90.30278974771" calcext:value-type="float">
            <text:p>1890.3027897477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977.40076985359" calcext:value-type="float">
            <text:p>2977.4007698535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73.39558154345" calcext:value-type="float">
            <text:p>2573.395581543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44.93703289032" calcext:value-type="float">
            <text:p>2644.9370328903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579.00143838525" calcext:value-type="float">
            <text:p>2579.0014383852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88.15260810852" calcext:value-type="float">
            <text:p>1888.1526081085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975.08157140017" calcext:value-type="float">
            <text:p>2975.0815714001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571.72466313839" calcext:value-type="float">
            <text:p>2571.724663138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42.67260687947" calcext:value-type="float">
            <text:p>2642.6726068794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576.68152108192" calcext:value-type="float">
            <text:p>2576.6815210819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86.00247224569" calcext:value-type="float">
            <text:p>1886.0024722456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972.76223561764" calcext:value-type="float">
            <text:p>2972.7622356176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570.05376762152" calcext:value-type="float">
            <text:p>2570.053767621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40.44054476023" calcext:value-type="float">
            <text:p>2640.4405447602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574.36169533133" calcext:value-type="float">
            <text:p>2574.3616953313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883.9259447813" calcext:value-type="float">
            <text:p>1883.92594478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970.44312871695" calcext:value-type="float">
            <text:p>2970.4431287169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568.39429330826" calcext:value-type="float">
            <text:p>2568.394293308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38.28987302184" calcext:value-type="float">
            <text:p>2638.2898730218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572.04177802801" calcext:value-type="float">
            <text:p>2572.0417780280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881.88938008547" calcext:value-type="float">
            <text:p>1881.889380085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968.12388448715" calcext:value-type="float">
            <text:p>2968.1238844871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566.74949032068" calcext:value-type="float">
            <text:p>2566.749490320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36.13888084888" calcext:value-type="float">
            <text:p>2636.1388808488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569.7218378365" calcext:value-type="float">
            <text:p>2569.72183783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79.85276961327" calcext:value-type="float">
            <text:p>1879.8527696132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965.80464025736" calcext:value-type="float">
            <text:p>2965.8046402573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565.10482466221" calcext:value-type="float">
            <text:p>2565.104824662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33.9880717814" calcext:value-type="float">
            <text:p>2633.98807178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567.401897645" calcext:value-type="float">
            <text:p>2567.4018976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77.81627358198" calcext:value-type="float">
            <text:p>1877.8162735819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963.4854875803" calcext:value-type="float">
            <text:p>2963.485487580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563.46013611555" calcext:value-type="float">
            <text:p>2563.460136115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31.83723982573" calcext:value-type="float">
            <text:p>2631.8372398257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65.08200322986" calcext:value-type="float">
            <text:p>2565.0820032298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875.77970888615" calcext:value-type="float">
            <text:p>1875.779708886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961.16628912687" calcext:value-type="float">
            <text:p>2961.166289126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61.81540179253" calcext:value-type="float">
            <text:p>2561.815401792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29.68643075824" calcext:value-type="float">
            <text:p>2629.686430758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562.76210881472" calcext:value-type="float">
            <text:p>2562.7621088147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873.76653591394" calcext:value-type="float">
            <text:p>1873.7665359139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958.84718222618" calcext:value-type="float">
            <text:p>2958.8471822261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560.1708047986" calcext:value-type="float">
            <text:p>2560.17080479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27.5355530262" calcext:value-type="float">
            <text:p>2627.535553026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560.49471989274" calcext:value-type="float">
            <text:p>2560.494719892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871.79348592758" calcext:value-type="float">
            <text:p>1871.793485927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956.52793799639" calcext:value-type="float">
            <text:p>2956.527937996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558.52611625195" calcext:value-type="float">
            <text:p>2558.526116251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25.38469818234" calcext:value-type="float">
            <text:p>2625.3846981823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558.25708560944" calcext:value-type="float">
            <text:p>2558.2570856094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69.82769149542" calcext:value-type="float">
            <text:p>1869.8276914954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954.2088310957" calcext:value-type="float">
            <text:p>2954.208831095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556.88133615255" calcext:value-type="float">
            <text:p>2556.881336152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23.23388911486" calcext:value-type="float">
            <text:p>2623.2338891148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556.0296823442" calcext:value-type="float">
            <text:p>2556.029682344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67.87485177517" calcext:value-type="float">
            <text:p>1867.8748517751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951.88954108953" calcext:value-type="float">
            <text:p>2951.8895410895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555.23673915863" calcext:value-type="float">
            <text:p>2555.236739158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21.10038351417" calcext:value-type="float">
            <text:p>2621.1003835141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553.81354006529" calcext:value-type="float">
            <text:p>2553.8135400652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65.92196627855" calcext:value-type="float">
            <text:p>1865.921966278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949.57029685974" calcext:value-type="float">
            <text:p>2949.5702968597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553.59193617105" calcext:value-type="float">
            <text:p>2553.591936171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18.97104356289" calcext:value-type="float">
            <text:p>2618.9710435628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551.70252321362" calcext:value-type="float">
            <text:p>2551.7025232136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863.97592434883" calcext:value-type="float">
            <text:p>1863.9759243488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947.25114418268" calcext:value-type="float">
            <text:p>2947.2511441826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551.94722473621" calcext:value-type="float">
            <text:p>2551.947224736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16.8417264998" calcext:value-type="float">
            <text:p>2616.84172649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549.59992921352" calcext:value-type="float">
            <text:p>2549.5999292135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862.03466604948" calcext:value-type="float">
            <text:p>1862.034666049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944.93194572926" calcext:value-type="float">
            <text:p>2944.931945729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550.30260485411" calcext:value-type="float">
            <text:p>2550.302604854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14.71238654852" calcext:value-type="float">
            <text:p>2614.7123865485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547.47382904887" calcext:value-type="float">
            <text:p>2547.4738290488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860.09340775013" calcext:value-type="float">
            <text:p>1860.093407750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942.61260994673" calcext:value-type="float">
            <text:p>2942.6126099467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548.65793919563" calcext:value-type="float">
            <text:p>2548.657939195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12.58309237361" calcext:value-type="float">
            <text:p>2612.5830923736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545.32484070063" calcext:value-type="float">
            <text:p>2545.3248407006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858.15219522715" calcext:value-type="float">
            <text:p>1858.1521952271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940.2935488224" calcext:value-type="float">
            <text:p>2940.293548822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547.01325064898" calcext:value-type="float">
            <text:p>2547.013250648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10.45377531052" calcext:value-type="float">
            <text:p>2610.4537753105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543.17589812875" calcext:value-type="float">
            <text:p>2543.1758981287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856.21095981598" calcext:value-type="float">
            <text:p>1856.2109598159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937.97430459261" calcext:value-type="float">
            <text:p>2937.9743045926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545.36853921413" calcext:value-type="float">
            <text:p>2545.368539214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08.32443535924" calcext:value-type="float">
            <text:p>2608.3244353592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541.02706999779" calcext:value-type="float">
            <text:p>2541.0270699977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854.269747293" calcext:value-type="float">
            <text:p>1854.26974729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935.65510613918" calcext:value-type="float">
            <text:p>2935.6551061391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543.7275814414" calcext:value-type="float">
            <text:p>2543.72758144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06.1951869607" calcext:value-type="float">
            <text:p>2606.195186960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538.87805876136" calcext:value-type="float">
            <text:p>2538.878058761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52.32844321728" calcext:value-type="float">
            <text:p>1852.328443217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933.33590768576" calcext:value-type="float">
            <text:p>2933.335907685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542.10445356369" calcext:value-type="float">
            <text:p>2542.104453563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04.05866011977" calcext:value-type="float">
            <text:p>2604.0586601197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536.72927640677" calcext:value-type="float">
            <text:p>2536.7292764067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850.38727647066" calcext:value-type="float">
            <text:p>1850.3872764706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931.03295984268" calcext:value-type="float">
            <text:p>2931.0329598426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540.48130279779" calcext:value-type="float">
            <text:p>2540.481302797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01.91329843998" calcext:value-type="float">
            <text:p>2601.9132984399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534.5801736176" calcext:value-type="float">
            <text:p>2534.580173617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848.44606394768" calcext:value-type="float">
            <text:p>1848.4460639476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928.78553873301" calcext:value-type="float">
            <text:p>2928.7855387330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538.85808336735" calcext:value-type="float">
            <text:p>2538.858083367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99.76786809564" calcext:value-type="float">
            <text:p>2599.7678680956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32.43136837482" calcext:value-type="float">
            <text:p>2532.4313683748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846.50485142469" calcext:value-type="float">
            <text:p>1846.504851424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926.53349421024" calcext:value-type="float">
            <text:p>2926.5334942102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37.23493260145" calcext:value-type="float">
            <text:p>2537.234932601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97.62259796858" calcext:value-type="float">
            <text:p>2597.622597968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530.28233425021" calcext:value-type="float">
            <text:p>2530.2823342502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44.56357023716" calcext:value-type="float">
            <text:p>1844.563570237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924.28144968748" calcext:value-type="float">
            <text:p>2924.281449687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535.66941428185" calcext:value-type="float">
            <text:p>2535.669414281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95.49474574924" calcext:value-type="float">
            <text:p>2595.4947457492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528.13341456652" calcext:value-type="float">
            <text:p>2528.133414566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42.62235771418" calcext:value-type="float">
            <text:p>1842.622357714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922.02945094109" calcext:value-type="float">
            <text:p>2922.0294509410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534.13623696566" calcext:value-type="float">
            <text:p>2534.136236965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93.37552237511" calcext:value-type="float">
            <text:p>2593.3755223751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525.98458643556" calcext:value-type="float">
            <text:p>2525.9845864355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40.68105363846" calcext:value-type="float">
            <text:p>1840.681053638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919.77731486559" calcext:value-type="float">
            <text:p>2919.777314865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532.60994899273" calcext:value-type="float">
            <text:p>2532.609948992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91.25643633008" calcext:value-type="float">
            <text:p>2591.2564363300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523.83562097549" calcext:value-type="float">
            <text:p>2523.8356209754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838.75986827612" calcext:value-type="float">
            <text:p>1838.759868276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917.5254534483" calcext:value-type="float">
            <text:p>2917.525453448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531.08350080252" calcext:value-type="float">
            <text:p>2531.083500802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89.13732739687" calcext:value-type="float">
            <text:p>2589.137327396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21.68665551543" calcext:value-type="float">
            <text:p>2521.6866555154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836.88656499386" calcext:value-type="float">
            <text:p>1836.886564993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915.27336314917" calcext:value-type="float">
            <text:p>2915.273363149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29.55725860596" calcext:value-type="float">
            <text:p>2529.557258605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87.01819557548" calcext:value-type="float">
            <text:p>2587.0181955754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519.53769005537" calcext:value-type="float">
            <text:p>2519.5376900553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835.01335326433" calcext:value-type="float">
            <text:p>1835.0133532643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913.0214559555" calcext:value-type="float">
            <text:p>2913.021455955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528.03474718332" calcext:value-type="float">
            <text:p>2528.034747183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84.89913241863" calcext:value-type="float">
            <text:p>2584.8991324186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517.38877037168" calcext:value-type="float">
            <text:p>2517.3887703716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33.14009575844" calcext:value-type="float">
            <text:p>1833.1400957584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910.76931988001" calcext:value-type="float">
            <text:p>2910.7693198800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526.51745426655" calcext:value-type="float">
            <text:p>2526.517454266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82.7799090445" calcext:value-type="float">
            <text:p>2582.779909044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515.23989646435" calcext:value-type="float">
            <text:p>2515.2398964643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31.27835100889" calcext:value-type="float">
            <text:p>1831.27835100889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908.51741268635" calcext:value-type="float">
            <text:p>2908.5174126863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525.00977438688" calcext:value-type="float">
            <text:p>2525.00977438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80.66082299948" calcext:value-type="float">
            <text:p>2580.6608229994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513.09083945155" calcext:value-type="float">
            <text:p>2513.0908394515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829.42370159626" calcext:value-type="float">
            <text:p>1829.4237015962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906.26536816359" calcext:value-type="float">
            <text:p>2906.2653681635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523.52816414833" calcext:value-type="float">
            <text:p>2523.528164148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78.54175984263" calcext:value-type="float">
            <text:p>2578.5417598426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510.94425436258" calcext:value-type="float">
            <text:p>2510.9442543625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827.57626196146" calcext:value-type="float">
            <text:p>1827.5762619614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904.01332364082" calcext:value-type="float">
            <text:p>2904.0133236408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522.03469783068" calcext:value-type="float">
            <text:p>2522.03469783068</text:p>
          </table:table-cell>
        </table:table-row>
      </table:table>
      <table:named-expressions/>
      <table:database-ranges>
        <table:database-range table:name="__Anonymous_Sheet_DB__0" table:target-range-address="Sheet1.H6:Sheet1.H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5:39:16.879128141</meta:creation-date>
    <dc:date>2020-12-07T16:13:33.759879412</dc:date>
    <meta:editing-duration>PT23M3S</meta:editing-duration>
    <meta:editing-cycles>9</meta:editing-cycles>
    <meta:generator>LibreOffice/6.4.6.2$Linux_X86_64 LibreOffice_project/40$Build-2</meta:generator>
    <meta:document-statistic meta:table-count="1" meta:cell-count="14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78cm" svg:y="0.316cm" chart:style-name="ch2">
          <text:p>Lung Function Decline Patient 1</text:p>
        </chart:title>
        <chart:plot-area chart:style-name="ch3" table:cell-range-address="Sheet1.A1:Sheet1.B147" chart:data-source-has-labels="row" svg:x="1.33cm" svg:y="1.275cm" svg:width="14.349cm" svg:height="6.57cm">
          <chartooo:coordinate-region svg:x="1.568cm" svg:y="1.474cm" svg:width="13.831cm" svg:height="5.724cm"/>
          <chart:axis chart:dimension="x" chart:name="primary-x" chart:style-name="ch4">
            <chart:title svg:x="7.957cm" svg:y="8.025cm" chart:style-name="ch5">
              <text:p>Weeks</text:p>
            </chart:title>
          </chart:axis>
          <chart:axis chart:dimension="y" chart:name="primary-y" chart:style-name="ch4">
            <chart:title svg:x="0.451cm" svg:y="6.522cm" chart:style-name="ch6">
              <text:p>Forced Vital Capacity (mL)</text:p>
            </chart:title>
            <chart:grid chart:style-name="ch7" chart:class="major"/>
          </chart:axis>
          <chart:series chart:style-name="ch8" chart:values-cell-range-address="Sheet1.B2:Sheet1.B147" chart:label-cell-address="Sheet1.B1:Sheet1.B1" chart:class="chart:scatter">
            <chart:domain table:cell-range-address="Sheet1.A2:Sheet1.A147"/>
            <chart:data-point chart:repeated="1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VC Patient 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Sheet1.A2:Sheet1.A147</svg:desc>
                </draw:g>
              </table:table-cell>
              <table:table-cell office:value-type="float" office:value="2927.14641746283">
                <text:p>2927.14641746283</text:p>
                <draw:g>
                  <svg:desc>Sheet1.B2:Sheet1.B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2924.10686022639">
                <text:p>2924.10686022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2921.06744031906">
                <text:p>2921.06744031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2918.02788308263">
                <text:p>2918.02788308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2914.98837162256">
                <text:p>2914.98837162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2911.9488601625">
                <text:p>2911.948860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2908.90930292606">
                <text:p>2908.90930292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2905.96610494256">
                <text:p>2905.96610494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2903.30910080671">
                <text:p>2903.30910080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2900.65227977633">
                <text:p>2900.65227977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2897.99527564049">
                <text:p>2897.99527564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2895.33845461011">
                <text:p>2895.33845461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892.68149625063">
                <text:p>2892.68149625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890.02462944388">
                <text:p>2890.02462944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887.36771686077">
                <text:p>2887.36771686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884.71080427766">
                <text:p>2884.71080427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882.05393747091">
                <text:p>2882.05393747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879.39697911143">
                <text:p>2879.39697911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874.08319972157">
                <text:p>2874.08319972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871.42628713846">
                <text:p>2871.42628713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868.76937455535">
                <text:p>2868.76937455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866.11246197224">
                <text:p>2866.11246197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2863.45564094186">
                <text:p>2863.45564094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860.79881991148">
                <text:p>2860.79881991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858.1417242229">
                <text:p>2858.1417242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855.48494896889">
                <text:p>2855.48494896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852.82803638577">
                <text:p>2852.82803638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850.12498122454">
                <text:p>2850.12498122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847.35513834357">
                <text:p>2847.35513834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844.62864568233">
                <text:p>2844.62864568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841.9082870543">
                <text:p>2841.90828705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839.19209407568">
                <text:p>2839.19209407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2836.47590109706">
                <text:p>2836.47590109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833.75957078934">
                <text:p>2833.759570789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831.04342358708">
                <text:p>2831.04342358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828.32727638483">
                <text:p>2828.32727638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825.61717166305">
                <text:p>2825.61717166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822.90734159946">
                <text:p>2822.90734159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2820.19746575952">
                <text:p>2820.19746575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817.4876814723">
                <text:p>2817.4876814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814.77780563235">
                <text:p>2814.777805632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812.06802134514">
                <text:p>2812.06802134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2809.35819128156">
                <text:p>2809.35819128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2806.64840699434">
                <text:p>2806.64840699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2803.93848537803">
                <text:p>2803.93848537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801.25808951855">
                <text:p>2801.25808951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798.58785601258">
                <text:p>2798.58785601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2795.91748517752">
                <text:p>2795.91748517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793.24889962077">
                <text:p>2793.24889962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2790.77312412262">
                <text:p>2790.77312412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788.34069884419">
                <text:p>2788.34069884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2785.91733728647">
                <text:p>2785.91733728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2783.49383839965">
                <text:p>2783.493838399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2781.0744136095">
                <text:p>2781.0744136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2778.65595012307">
                <text:p>2778.65595012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2776.24508551359">
                <text:p>2776.24508551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773.84021760821">
                <text:p>2773.84021760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2771.43530392647">
                <text:p>2771.43530392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2769.03071067929">
                <text:p>2769.03071067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2766.6889226079">
                <text:p>2766.6889226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2764.34457105994">
                <text:p>2764.34457105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2762.0070401907">
                <text:p>2762.007040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2759.72151127458">
                <text:p>2759.72151127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2757.4456869483">
                <text:p>2757.4456869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2755.16986262202">
                <text:p>2755.16986262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2752.89293966293">
                <text:p>2752.89293966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2750.61404832006">
                <text:p>2750.61404832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2748.33534008265">
                <text:p>2748.33534008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2746.05649451613">
                <text:p>2746.05649451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2743.77769472599">
                <text:p>2743.77769472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2741.49894071221">
                <text:p>2741.49894071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2739.2019677043">
                <text:p>2739.2019677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2736.89249774814">
                <text:p>2736.892497748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2734.61754317284">
                <text:p>2734.61754317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2732.39513986707">
                <text:p>2732.395139867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2730.17717686892">
                <text:p>2730.177176868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2727.95912231803">
                <text:p>2727.95912231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2725.74102199078">
                <text:p>2725.74102199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2723.52296743989">
                <text:p>2723.52296743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2721.30500444174">
                <text:p>2721.30500444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2719.08690411448">
                <text:p>2719.086904114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2716.8689868927">
                <text:p>2716.86898689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2714.65093234181">
                <text:p>2714.65093234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2712.43278623819">
                <text:p>2712.432786238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2710.21486901641">
                <text:p>2710.214869016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2707.99672291279">
                <text:p>2707.996722912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2705.77875991464">
                <text:p>2705.77875991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2703.56070536375">
                <text:p>2703.56070536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2701.3427423656">
                <text:p>2701.3427423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2699.12459626198">
                <text:p>2699.124596261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2696.90654171109">
                <text:p>2696.90654171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2694.68867026567">
                <text:p>2694.68867026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2692.47056993842">
                <text:p>2692.47056993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">
                <text:p>82</text:p>
              </table:table-cell>
              <table:table-cell office:value-type="float" office:value="2690.2259193182">
                <text:p>2690.2259193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2687.96144753098">
                <text:p>2687.96144753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">
                <text:p>84</text:p>
              </table:table-cell>
              <table:table-cell office:value-type="float" office:value="2685.6970672965">
                <text:p>2685.6970672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2683.43259550929">
                <text:p>2683.432595509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">
                <text:p>86</text:p>
              </table:table-cell>
              <table:table-cell office:value-type="float" office:value="2681.16812372208">
                <text:p>2681.16812372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2678.90369771123">
                <text:p>2678.90369771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2676.63922592402">
                <text:p>2676.639225924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2674.3747541368">
                <text:p>2674.37475413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672.11037390232">
                <text:p>2672.110373902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">
                <text:p>91</text:p>
              </table:table-cell>
              <table:table-cell office:value-type="float" office:value="2669.84590211511">
                <text:p>2669.84590211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">
                <text:p>92</text:p>
              </table:table-cell>
              <table:table-cell office:value-type="float" office:value="2667.58147610426">
                <text:p>2667.581476104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665.31700431705">
                <text:p>2665.31700431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">
                <text:p>94</text:p>
              </table:table-cell>
              <table:table-cell office:value-type="float" office:value="2663.05266985893">
                <text:p>2663.052669858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">
                <text:p>95</text:p>
              </table:table-cell>
              <table:table-cell office:value-type="float" office:value="2660.78819807172">
                <text:p>2660.78819807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">
                <text:p>96</text:p>
              </table:table-cell>
              <table:table-cell office:value-type="float" office:value="2658.52368050814">
                <text:p>2658.523680508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">
                <text:p>97</text:p>
              </table:table-cell>
              <table:table-cell office:value-type="float" office:value="2656.25925449729">
                <text:p>2656.259254497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2653.99478271008">
                <text:p>2653.99478271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">
                <text:p>99</text:p>
              </table:table-cell>
              <table:table-cell office:value-type="float" office:value="2651.73035669923">
                <text:p>2651.73035669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2649.46588491201">
                <text:p>2649.465884912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2647.20139023662">
                <text:p>2647.201390236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2644.93703289032">
                <text:p>2644.93703289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2642.67260687947">
                <text:p>2642.672606879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">
                <text:p>104</text:p>
              </table:table-cell>
              <table:table-cell office:value-type="float" office:value="2640.44054476023">
                <text:p>2640.440544760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2638.28987302184">
                <text:p>2638.289873021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2636.13888084888">
                <text:p>2636.13888084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2633.9880717814">
                <text:p>2633.98807178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8">
                <text:p>108</text:p>
              </table:table-cell>
              <table:table-cell office:value-type="float" office:value="2631.83723982573">
                <text:p>2631.83723982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2629.68643075824">
                <text:p>2629.68643075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2627.5355530262">
                <text:p>2627.53555302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2625.38469818234">
                <text:p>2625.384698182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2623.23388911486">
                <text:p>2623.233889114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">
                <text:p>113</text:p>
              </table:table-cell>
              <table:table-cell office:value-type="float" office:value="2621.10038351417">
                <text:p>2621.100383514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2618.97104356289">
                <text:p>2618.971043562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2616.8417264998">
                <text:p>2616.84172649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2614.71238654852">
                <text:p>2614.71238654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">
                <text:p>117</text:p>
              </table:table-cell>
              <table:table-cell office:value-type="float" office:value="2612.58309237361">
                <text:p>2612.583092373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2610.45377531052">
                <text:p>2610.453775310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">
                <text:p>119</text:p>
              </table:table-cell>
              <table:table-cell office:value-type="float" office:value="2608.32443535924">
                <text:p>2608.324435359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2606.1951869607">
                <text:p>2606.1951869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604.05866011977">
                <text:p>2604.058660119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2601.91329843998">
                <text:p>2601.913298439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2599.76786809564">
                <text:p>2599.767868095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2597.62259796858">
                <text:p>2597.622597968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2595.49474574924">
                <text:p>2595.494745749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2593.37552237511">
                <text:p>2593.37552237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2591.25643633008">
                <text:p>2591.25643633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2589.13732739687">
                <text:p>2589.137327396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9">
                <text:p>129</text:p>
              </table:table-cell>
              <table:table-cell office:value-type="float" office:value="2587.01819557548">
                <text:p>2587.018195575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2584.89913241863">
                <text:p>2584.89913241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">
                <text:p>131</text:p>
              </table:table-cell>
              <table:table-cell office:value-type="float" office:value="2582.7799090445">
                <text:p>2582.77990904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2580.66082299948">
                <text:p>2580.66082299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">
                <text:p>133</text:p>
              </table:table-cell>
              <table:table-cell office:value-type="float" office:value="2578.54175984263">
                <text:p>2578.54175984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8cm" svg:y="0.316cm" chart:style-name="ch2">
          <text:p>Lung Function Decline Patient 2</text:p>
        </chart:title>
        <chart:plot-area chart:style-name="ch3" table:cell-range-address="Sheet1.D1:Sheet1.E147" chart:data-source-has-labels="row" svg:x="1.33cm" svg:y="1.275cm" svg:width="14.349cm" svg:height="6.569cm">
          <chartooo:coordinate-region svg:x="1.568cm" svg:y="1.474cm" svg:width="13.831cm" svg:height="5.723cm"/>
          <chart:axis chart:dimension="x" chart:name="primary-x" chart:style-name="ch4">
            <chart:title svg:x="7.957cm" svg:y="8.024cm" chart:style-name="ch5">
              <text:p>Weeks</text:p>
            </chart:title>
          </chart:axis>
          <chart:axis chart:dimension="y" chart:name="primary-y" chart:style-name="ch4">
            <chart:title svg:x="0.451cm" svg:y="6.614cm" chart:style-name="ch6">
              <text:p>Forceed Vital Capacity (mL)</text:p>
            </chart:title>
            <chart:grid chart:style-name="ch7" chart:class="major"/>
          </chart:axis>
          <chart:series chart:style-name="ch8" chart:values-cell-range-address="Sheet1.E2:Sheet1.E147" chart:label-cell-address="Sheet1.E1:Sheet1.E1" chart:class="chart:scatter">
            <chart:domain table:cell-range-address="Sheet1.D2:Sheet1.D147"/>
            <chart:data-point chart:repeated="1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VC Patient 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Sheet1.D2:Sheet1.D147</svg:desc>
                </draw:g>
              </table:table-cell>
              <table:table-cell office:value-type="float" office:value="2860.9716752708">
                <text:p>2860.9716752708</text:p>
                <draw:g>
                  <svg:desc>Sheet1.E2:Sheet1.E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2857.9511048913">
                <text:p>2857.9511048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2854.9305345118">
                <text:p>2854.9305345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2851.90982680321">
                <text:p>2851.90982680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2848.88930220008">
                <text:p>2848.8893022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2845.86864026785">
                <text:p>2845.86864026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2842.84802411199">
                <text:p>2842.84802411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2839.82736217976">
                <text:p>2839.82736217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2836.80679180026">
                <text:p>2836.8067918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2834.16218272448">
                <text:p>2834.16218272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2831.52421122193">
                <text:p>2831.5242112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2828.88619394302">
                <text:p>2828.88619394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826.24831399322">
                <text:p>2826.24831399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823.61020516157">
                <text:p>2823.61020516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820.9722794354">
                <text:p>2820.9722794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818.33430793285">
                <text:p>2818.33430793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815.69624487758">
                <text:p>2815.69624487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813.05827337503">
                <text:p>2813.05827337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810.42231603265">
                <text:p>2810.42231603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807.78855595589">
                <text:p>2807.78855595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805.15493320823">
                <text:p>2805.15493320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802.52135623693">
                <text:p>2802.52135623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799.88759616017">
                <text:p>2799.88759616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2797.25397341251">
                <text:p>2797.25397341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794.62039644122">
                <text:p>2794.62039644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791.98677369356">
                <text:p>2791.98677369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789.35310516953">
                <text:p>2789.35310516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784.08572234511">
                <text:p>2784.08572234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781.45214537382">
                <text:p>2781.452145373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778.81843107343">
                <text:p>2778.81843107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776.18480832577">
                <text:p>2776.18480832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773.55109402537">
                <text:p>2773.55109402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2770.91760860682">
                <text:p>2770.91760860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768.28389430642">
                <text:p>2768.283894306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765.65031733513">
                <text:p>2765.65031733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763.0166488111">
                <text:p>2763.0166488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760.38298028707">
                <text:p>2760.38298028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757.74940331578">
                <text:p>2757.74940331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2755.11568901539">
                <text:p>2755.11568901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752.48206626773">
                <text:p>2752.482066267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749.84844352007">
                <text:p>2749.84844352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747.21472921967">
                <text:p>2747.21472921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2744.58110647202">
                <text:p>2744.58110647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2741.94748372436">
                <text:p>2741.947483724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2739.31372364759">
                <text:p>2739.31372364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736.68019245267">
                <text:p>2736.680192452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734.09761035442">
                <text:p>2734.09761035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2731.51740862727">
                <text:p>2731.51740862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728.94952074289">
                <text:p>2728.949520742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2726.38250260949">
                <text:p>2726.382502609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723.81543869972">
                <text:p>2723.815438699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2721.24832901359">
                <text:p>2721.24832901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2718.68126510382">
                <text:p>2718.68126510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2716.11429274678">
                <text:p>2716.11429274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2713.54722883701">
                <text:p>2713.54722883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2710.98002759814">
                <text:p>2710.980027598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708.41305524111">
                <text:p>2708.41305524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2705.84608288407">
                <text:p>2705.846082884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2703.27897319794">
                <text:p>2703.278973197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2700.71195506453">
                <text:p>2700.71195506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2698.16750468016">
                <text:p>2698.16750468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2695.69817331433">
                <text:p>2695.69817331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2693.2483884573">
                <text:p>2693.24838845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2690.79842049479">
                <text:p>2690.798420494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2688.34858986139">
                <text:p>2688.34858986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2685.89875922799">
                <text:p>2685.89875922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2683.44879126549">
                <text:p>2683.448791265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2681.15318121314">
                <text:p>2681.15318121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2678.92261937857">
                <text:p>2678.92261937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2676.69050114751">
                <text:p>2676.690501147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2674.46451694965">
                <text:p>2674.464516949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2672.24512454867">
                <text:p>2672.245124548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2670.0352078557">
                <text:p>2670.03520785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2667.83266115785">
                <text:p>2667.832661157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2665.63313570023">
                <text:p>2665.633135700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2663.4336102426">
                <text:p>2663.43361024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2661.23399323225">
                <text:p>2661.23399323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2659.03442199826">
                <text:p>2659.03442199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2656.83498809338">
                <text:p>2656.83498809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2654.63541685939">
                <text:p>2654.63541685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2652.43689848185">
                <text:p>2652.436898481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2650.2436901629">
                <text:p>2650.24369016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2648.05052762032">
                <text:p>2648.05052762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2645.85731930137">
                <text:p>2645.857319301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2643.66594203711">
                <text:p>2643.665942037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2641.48646662831">
                <text:p>2641.486466628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2639.30685389042">
                <text:p>2639.30685389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2637.12733270526">
                <text:p>2637.12733270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2634.9478115201">
                <text:p>2634.9478115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2632.76824455857">
                <text:p>2632.76824455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2630.58876914978">
                <text:p>2630.58876914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2628.40915641189">
                <text:p>2628.40915641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2626.22958945036">
                <text:p>2626.22958945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">
                <text:p>82</text:p>
              </table:table-cell>
              <table:table-cell office:value-type="float" office:value="2624.05002248883">
                <text:p>2624.05002248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2621.87050130367">
                <text:p>2621.870501303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">
                <text:p>84</text:p>
              </table:table-cell>
              <table:table-cell office:value-type="float" office:value="2619.69743458629">
                <text:p>2619.697434586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2617.54730182886">
                <text:p>2617.5473018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">
                <text:p>86</text:p>
              </table:table-cell>
              <table:table-cell office:value-type="float" office:value="2615.39712329507">
                <text:p>2615.39712329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2613.24708209038">
                <text:p>2613.247082090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2611.09694933295">
                <text:p>2611.096949332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2608.835671556">
                <text:p>2608.8356715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606.54930832982">
                <text:p>2606.549308329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">
                <text:p>91</text:p>
              </table:table-cell>
              <table:table-cell office:value-type="float" office:value="2604.26294510365">
                <text:p>2604.262945103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">
                <text:p>92</text:p>
              </table:table-cell>
              <table:table-cell office:value-type="float" office:value="2601.97658187747">
                <text:p>2601.97658187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599.69026442766">
                <text:p>2599.690264427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">
                <text:p>94</text:p>
              </table:table-cell>
              <table:table-cell office:value-type="float" office:value="2597.40257368684">
                <text:p>2597.402573686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">
                <text:p>95</text:p>
              </table:table-cell>
              <table:table-cell office:value-type="float" office:value="2595.11332654953">
                <text:p>2595.113326549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">
                <text:p>96</text:p>
              </table:table-cell>
              <table:table-cell office:value-type="float" office:value="2592.82421674132">
                <text:p>2592.824216741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">
                <text:p>97</text:p>
              </table:table-cell>
              <table:table-cell office:value-type="float" office:value="2590.53501538038">
                <text:p>2590.535015380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2588.24567669034">
                <text:p>2588.245676690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">
                <text:p>99</text:p>
              </table:table-cell>
              <table:table-cell office:value-type="float" office:value="2585.95656688213">
                <text:p>2585.95656688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2583.6412729919">
                <text:p>2583.64127299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2581.32140146494">
                <text:p>2581.32140146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2579.00143838525">
                <text:p>2579.001438385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2576.68152108192">
                <text:p>2576.68152108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">
                <text:p>104</text:p>
              </table:table-cell>
              <table:table-cell office:value-type="float" office:value="2574.36169533133">
                <text:p>2574.361695331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2572.04177802801">
                <text:p>2572.04177802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2569.7218378365">
                <text:p>2569.7218378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2567.401897645">
                <text:p>2567.401897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8">
                <text:p>108</text:p>
              </table:table-cell>
              <table:table-cell office:value-type="float" office:value="2565.08200322986">
                <text:p>2565.082003229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2562.76210881472">
                <text:p>2562.76210881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2560.49471989274">
                <text:p>2560.494719892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2558.25708560944">
                <text:p>2558.25708560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2556.0296823442">
                <text:p>2556.0296823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">
                <text:p>113</text:p>
              </table:table-cell>
              <table:table-cell office:value-type="float" office:value="2553.81354006529">
                <text:p>2553.813540065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2551.70252321362">
                <text:p>2551.702523213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2549.59992921352">
                <text:p>2549.59992921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2547.47382904887">
                <text:p>2547.473829048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">
                <text:p>117</text:p>
              </table:table-cell>
              <table:table-cell office:value-type="float" office:value="2545.32484070063">
                <text:p>2545.324840700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2543.17589812875">
                <text:p>2543.17589812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">
                <text:p>119</text:p>
              </table:table-cell>
              <table:table-cell office:value-type="float" office:value="2541.02706999779">
                <text:p>2541.027069997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2538.87805876136">
                <text:p>2538.87805876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36.72927640677">
                <text:p>2536.729276406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2534.5801736176">
                <text:p>2534.58017361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2532.43136837482">
                <text:p>2532.431368374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2530.28233425021">
                <text:p>2530.28233425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2528.13341456652">
                <text:p>2528.133414566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2525.98458643556">
                <text:p>2525.98458643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2523.83562097549">
                <text:p>2523.835620975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2521.68665551543">
                <text:p>2521.686655515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9">
                <text:p>129</text:p>
              </table:table-cell>
              <table:table-cell office:value-type="float" office:value="2519.53769005537">
                <text:p>2519.537690055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2517.38877037168">
                <text:p>2517.388770371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">
                <text:p>131</text:p>
              </table:table-cell>
              <table:table-cell office:value-type="float" office:value="2515.23989646435">
                <text:p>2515.23989646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2513.09083945155">
                <text:p>2513.090839451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">
                <text:p>133</text:p>
              </table:table-cell>
              <table:table-cell office:value-type="float" office:value="2510.94425436258">
                <text:p>2510.944254362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8cm" svg:y="0.316cm" chart:style-name="ch2">
          <text:p>Lung Function Decline Patient 3</text:p>
        </chart:title>
        <chart:plot-area chart:style-name="ch3" table:cell-range-address="Sheet1.G1:Sheet1.H147" chart:data-source-has-labels="row" svg:x="1.33cm" svg:y="1.275cm" svg:width="14.349cm" svg:height="6.569cm">
          <chartooo:coordinate-region svg:x="1.568cm" svg:y="1.474cm" svg:width="13.831cm" svg:height="5.723cm"/>
          <chart:axis chart:dimension="x" chart:name="primary-x" chart:style-name="ch4">
            <chart:title svg:x="7.957cm" svg:y="8.024cm" chart:style-name="ch5">
              <text:p>Weeks</text:p>
            </chart:title>
          </chart:axis>
          <chart:axis chart:dimension="y" chart:name="primary-y" chart:style-name="ch4">
            <chart:title svg:x="0.451cm" svg:y="6.521cm" chart:style-name="ch6">
              <text:p>Forced Vital Capacity (mL)</text:p>
            </chart:title>
            <chart:grid chart:style-name="ch7" chart:class="major"/>
          </chart:axis>
          <chart:series chart:style-name="ch8" chart:values-cell-range-address="Sheet1.H2:Sheet1.H147" chart:label-cell-address="Sheet1.H1:Sheet1.H1" chart:class="chart:scatter">
            <chart:domain table:cell-range-address="Sheet1.G2:Sheet1.G147"/>
            <chart:data-point chart:repeated="1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VC Patient 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Sheet1.G2:Sheet1.G147</svg:desc>
                </draw:g>
              </table:table-cell>
              <table:table-cell office:value-type="float" office:value="2155.03400375843">
                <text:p>2155.03400375843</text:p>
                <draw:g>
                  <svg:desc>Sheet1.H2:Sheet1.H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2152.38053385019">
                <text:p>2152.38053385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2149.72706394196">
                <text:p>2149.72706394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2147.07368558645">
                <text:p>2147.07368558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2144.42021567821">
                <text:p>2144.42021567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2141.76672288179">
                <text:p>2141.76672288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2139.11325297356">
                <text:p>2139.11325297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2136.45987461805">
                <text:p>2136.45987461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2133.80635893345">
                <text:p>2133.80635893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2131.15293480158">
                <text:p>2131.15293480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2128.55732622147">
                <text:p>2128.5573262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2125.98609355688">
                <text:p>2125.98609355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123.41483800411">
                <text:p>2123.41483800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20.84374266863">
                <text:p>2120.84374266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118.27257866859">
                <text:p>2118.27257866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115.70139178038">
                <text:p>2115.70139178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113.13013622761">
                <text:p>2113.13013622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110.55897222757">
                <text:p>2110.55897222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105.4166442275">
                <text:p>2105.4166442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102.84536578655">
                <text:p>2102.8453657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100.27424756288">
                <text:p>2100.274247562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097.7030148983">
                <text:p>2097.70301489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2095.13191956282">
                <text:p>2095.13191956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092.56064112186">
                <text:p>2092.56064112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089.98954578638">
                <text:p>2089.989545786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087.41829023361">
                <text:p>2087.41829023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084.84719489813">
                <text:p>2084.84719489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082.27589356899">
                <text:p>2082.27589356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079.70484400988">
                <text:p>2079.70484400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077.13361134529">
                <text:p>2077.13361134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074.56240156889">
                <text:p>2074.56240156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072.01735298634">
                <text:p>2072.017352986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2069.50656801462">
                <text:p>2069.50656801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067.04863185883">
                <text:p>2067.04863185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064.59106191397">
                <text:p>2064.59106191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062.29043624401">
                <text:p>2062.290436244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060.05410348177">
                <text:p>2060.05410348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057.81777071953">
                <text:p>2057.81777071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2055.58152951002">
                <text:p>2055.58152951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053.34521963596">
                <text:p>2053.34521963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051.10890976191">
                <text:p>2051.10890976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048.87255411148">
                <text:p>2048.87255411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2046.63633579016">
                <text:p>2046.63633579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2044.39993436337">
                <text:p>2044.399934363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2042.17097159624">
                <text:p>2042.17097159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039.94612870216">
                <text:p>2039.94612870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037.72119425535">
                <text:p>2037.721194255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2035.49625980854">
                <text:p>2035.49625980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033.27132536173">
                <text:p>2033.27132536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2031.04648246765">
                <text:p>2031.04648246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028.82163957357">
                <text:p>2028.82163957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2026.5966593504">
                <text:p>2026.5966593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2024.37172490358">
                <text:p>2024.371724903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2022.14683623314">
                <text:p>2022.14683623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2019.92190178633">
                <text:p>2019.92190178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2017.69701311588">
                <text:p>2017.697013115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015.47219310999">
                <text:p>2015.47219310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2013.24725866318">
                <text:p>2013.24725866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2011.02234710455">
                <text:p>2011.02234710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2008.79738976955">
                <text:p>2008.797389769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2006.57252398729">
                <text:p>2006.57252398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2004.32341961861">
                <text:p>2004.323419618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2002.06774634123">
                <text:p>2002.06774634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1999.81218750477">
                <text:p>1999.81218750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1997.55658289194">
                <text:p>1997.55658289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1995.3010011673">
                <text:p>1995.3010011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1993.04537366629">
                <text:p>1993.045373666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1990.78711402416">
                <text:p>1990.78711402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1988.52864838839">
                <text:p>1988.52864838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1986.27013697624">
                <text:p>1986.270136976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1983.96582630873">
                <text:p>1983.96582630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981.6604170084">
                <text:p>1981.6604170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1979.35503059626">
                <text:p>1979.355030596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1977.04968996048">
                <text:p>1977.04968996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1974.74439510107">
                <text:p>1974.74439510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1972.4583034277">
                <text:p>1972.45830342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1970.17452346087">
                <text:p>1970.174523460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1967.89060616493">
                <text:p>1967.890606164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1965.60678042173">
                <text:p>1965.60678042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963.32293179035">
                <text:p>1963.32293179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1961.0390373826">
                <text:p>1961.03903738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1958.75523452759">
                <text:p>1958.755234527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1956.47138589621">
                <text:p>1956.471385896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1954.18753726482">
                <text:p>1954.187537264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1951.92934628725">
                <text:p>1951.929346287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1949.70583090782">
                <text:p>1949.70583090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1947.49321030378">
                <text:p>1947.49321030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1945.28061258793">
                <text:p>1945.280612587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1943.08064914942">
                <text:p>1943.080649149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1940.86372556686">
                <text:p>1940.86372556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1938.64339164495">
                <text:p>1938.643391644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1936.42308061123">
                <text:p>1936.42308061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1934.20274668932">
                <text:p>1934.202746689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">
                <text:p>82</text:p>
              </table:table-cell>
              <table:table-cell office:value-type="float" office:value="1931.98243565559">
                <text:p>1931.982435655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1929.76326903105">
                <text:p>1929.76326903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">
                <text:p>84</text:p>
              </table:table-cell>
              <table:table-cell office:value-type="float" office:value="1927.55225059986">
                <text:p>1927.55225059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1925.34118639231">
                <text:p>1925.34118639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">
                <text:p>86</text:p>
              </table:table-cell>
              <table:table-cell office:value-type="float" office:value="1923.1402387619">
                <text:p>1923.140238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1920.94192327261">
                <text:p>1920.941923272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1918.74367644787">
                <text:p>1918.743676447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1916.54536095858">
                <text:p>1916.545360958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1914.34709124565">
                <text:p>1914.347091245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">
                <text:p>91</text:p>
              </table:table-cell>
              <table:table-cell office:value-type="float" office:value="1912.14882153273">
                <text:p>1912.14882153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">
                <text:p>92</text:p>
              </table:table-cell>
              <table:table-cell office:value-type="float" office:value="1909.95048315525">
                <text:p>1909.95048315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1907.75221344233">
                <text:p>1907.752213442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">
                <text:p>94</text:p>
              </table:table-cell>
              <table:table-cell office:value-type="float" office:value="1905.55398950577">
                <text:p>1905.553989505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">
                <text:p>95</text:p>
              </table:table-cell>
              <table:table-cell office:value-type="float" office:value="1903.35567401648">
                <text:p>1903.355674016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">
                <text:p>96</text:p>
              </table:table-cell>
              <table:table-cell office:value-type="float" office:value="1901.15738141537">
                <text:p>1901.157381415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">
                <text:p>97</text:p>
              </table:table-cell>
              <table:table-cell office:value-type="float" office:value="1898.95911170244">
                <text:p>1898.959111702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1896.76077332497">
                <text:p>1896.760773324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">
                <text:p>99</text:p>
              </table:table-cell>
              <table:table-cell office:value-type="float" office:value="1894.60313013792">
                <text:p>1894.60313013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1892.45294849873">
                <text:p>1892.452948498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1890.30278974771">
                <text:p>1890.30278974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1888.15260810852">
                <text:p>1888.152608108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1886.00247224569">
                <text:p>1886.002472245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">
                <text:p>104</text:p>
              </table:table-cell>
              <table:table-cell office:value-type="float" office:value="1883.9259447813">
                <text:p>1883.92594478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1881.88938008547">
                <text:p>1881.889380085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1879.85276961327">
                <text:p>1879.852769613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1877.81627358198">
                <text:p>1877.816273581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8">
                <text:p>108</text:p>
              </table:table-cell>
              <table:table-cell office:value-type="float" office:value="1875.77970888615">
                <text:p>1875.77970888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1873.76653591394">
                <text:p>1873.766535913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871.79348592758">
                <text:p>1871.793485927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1869.82769149542">
                <text:p>1869.82769149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867.87485177517">
                <text:p>1867.874851775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">
                <text:p>113</text:p>
              </table:table-cell>
              <table:table-cell office:value-type="float" office:value="1865.92196627855">
                <text:p>1865.921966278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1863.97592434883">
                <text:p>1863.975924348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862.03466604948">
                <text:p>1862.034666049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1860.09340775013">
                <text:p>1860.093407750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">
                <text:p>117</text:p>
              </table:table-cell>
              <table:table-cell office:value-type="float" office:value="1858.15219522715">
                <text:p>1858.152195227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1856.21095981598">
                <text:p>1856.21095981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">
                <text:p>119</text:p>
              </table:table-cell>
              <table:table-cell office:value-type="float" office:value="1854.269747293">
                <text:p>1854.269747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1852.32844321728">
                <text:p>1852.328443217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1850.38727647066">
                <text:p>1850.38727647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848.44606394768">
                <text:p>1848.44606394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1846.50485142469">
                <text:p>1846.50485142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1844.56357023716">
                <text:p>1844.563570237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842.62235771418">
                <text:p>1842.622357714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1840.68105363846">
                <text:p>1840.681053638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1838.75986827612">
                <text:p>1838.759868276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1836.88656499386">
                <text:p>1836.88656499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9">
                <text:p>129</text:p>
              </table:table-cell>
              <table:table-cell office:value-type="float" office:value="1835.01335326433">
                <text:p>1835.013353264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1833.14009575844">
                <text:p>1833.140095758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">
                <text:p>131</text:p>
              </table:table-cell>
              <table:table-cell office:value-type="float" office:value="1831.27835100889">
                <text:p>1831.27835100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829.42370159626">
                <text:p>1829.423701596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">
                <text:p>133</text:p>
              </table:table-cell>
              <table:table-cell office:value-type="float" office:value="1827.57626196146">
                <text:p>1827.57626196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55cm" svg:height="9.037cm" xlink:href=".." xlink:type="simple" chart:class="chart:scatter" chart:style-name="ch1">
        <chart:title svg:x="4.808cm" svg:y="0.316cm" chart:style-name="ch2">
          <text:p>Lung Function Decline Patient 4</text:p>
        </chart:title>
        <chart:plot-area chart:style-name="ch3" table:cell-range-address="Sheet1.J1:Sheet1.K147" chart:data-source-has-labels="row" svg:x="1.332cm" svg:y="1.275cm" svg:width="14.402cm" svg:height="6.601cm">
          <chartooo:coordinate-region svg:x="1.57cm" svg:y="1.475cm" svg:width="13.884cm" svg:height="5.755cm"/>
          <chart:axis chart:dimension="x" chart:name="primary-x" chart:style-name="ch4">
            <chart:title svg:x="7.986cm" svg:y="8.056cm" chart:style-name="ch5">
              <text:p>Weeks</text:p>
            </chart:title>
          </chart:axis>
          <chart:axis chart:dimension="y" chart:name="primary-y" chart:style-name="ch4">
            <chart:title svg:x="0.451cm" svg:y="6.537cm" chart:style-name="ch6">
              <text:p>Forced Vital Capacity (mL)</text:p>
            </chart:title>
            <chart:grid chart:style-name="ch7" chart:class="major"/>
          </chart:axis>
          <chart:series chart:style-name="ch8" chart:values-cell-range-address="Sheet1.K2:Sheet1.K147" chart:label-cell-address="Sheet1.K1:Sheet1.K1" chart:class="chart:scatter">
            <chart:domain table:cell-range-address="Sheet1.J2:Sheet1.J147"/>
            <chart:data-point chart:repeated="1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FVC Patient 4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Sheet1.J2:Sheet1.J147</svg:desc>
                </draw:g>
              </table:table-cell>
              <table:table-cell office:value-type="float" office:value="3261.6442673564">
                <text:p>3261.6442673564</text:p>
                <draw:g>
                  <svg:desc>Sheet1.K2:Sheet1.K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3258.71093316078">
                <text:p>3258.71093316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3255.77773629427">
                <text:p>3255.77773629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3252.87429406643">
                <text:p>3252.87429406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3249.99451822042">
                <text:p>3249.99451822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3247.1276055336">
                <text:p>3247.1276055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3244.26083017588">
                <text:p>3244.26083017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3241.39400904179">
                <text:p>3241.39400904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3238.5273252368">
                <text:p>3238.5273252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3235.66054987907">
                <text:p>3235.66054987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3232.79372874498">
                <text:p>3232.79372874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3229.92709071636">
                <text:p>3229.92709071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227.06017802954">
                <text:p>3227.0601780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224.19335689545">
                <text:p>3224.19335689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3221.32662731409">
                <text:p>3221.32662731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218.45998928547">
                <text:p>3218.45998928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215.59312237501">
                <text:p>3215.59312237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3212.72634701729">
                <text:p>3212.72634701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3209.85970898867">
                <text:p>3209.85970898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3206.99284207821">
                <text:p>3206.99284207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3204.12597516775">
                <text:p>3204.12597516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3201.25933713913">
                <text:p>3201.25933713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3198.39251600504">
                <text:p>3198.39251600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3195.52569487095">
                <text:p>3195.52569487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3192.99157637358">
                <text:p>3192.99157637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190.50753722191">
                <text:p>3190.50753722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3188.02331496477">
                <text:p>3188.02331496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3185.53904693127">
                <text:p>3185.53904693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3183.05491622686">
                <text:p>3183.05491622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3178.08670059442">
                <text:p>3178.08670059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3175.60247833729">
                <text:p>3175.602478337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3173.11834763289">
                <text:p>3173.11834763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3170.63417115211">
                <text:p>3170.63417115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3168.14994889498">
                <text:p>3168.14994889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3165.66581819057">
                <text:p>3165.66581819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3163.18168748617">
                <text:p>3163.18168748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3160.6975110054">
                <text:p>3160.69751100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3158.21328874826">
                <text:p>3158.21328874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3155.72920382023">
                <text:p>3155.729203820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3153.24507311583">
                <text:p>3153.24507311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3150.76089663506">
                <text:p>3150.76089663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3148.27681170702">
                <text:p>3148.27681170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3145.79263522625">
                <text:p>3145.79263522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3143.30836719275">
                <text:p>3143.30836719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3140.82423648834">
                <text:p>3140.82423648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3138.34006000757">
                <text:p>3138.34006000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3135.85579197407">
                <text:p>3135.85579197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3133.3717528224">
                <text:p>3133.3717528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3130.887622118">
                <text:p>3130.887622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3128.37675801516">
                <text:p>3128.37675801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3125.75630528927">
                <text:p>3125.75630528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3123.13598989248">
                <text:p>3123.13598989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3120.51562871933">
                <text:p>3120.51562871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3117.89522176981">
                <text:p>3117.89522176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3115.27490637302">
                <text:p>3115.27490637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3112.65454519987">
                <text:p>3112.65454519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3110.03413825035">
                <text:p>3110.03413825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3107.41382285357">
                <text:p>3107.41382285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3104.79350745678">
                <text:p>3104.79350745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3102.17305473089">
                <text:p>3102.173054730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3099.55264778137">
                <text:p>3099.55264778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3096.93237816095">
                <text:p>3096.93237816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3094.31192543507">
                <text:p>3094.31192543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3091.69156426191">
                <text:p>3091.691564261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3089.07124886513">
                <text:p>3089.071248865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3086.45075036287">
                <text:p>3086.45075036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3083.93778054714">
                <text:p>3083.937780547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3081.53883966207">
                <text:p>3081.538839662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3079.13980722427">
                <text:p>3079.13980722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3076.74068323374">
                <text:p>3076.74068323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3074.34183390141">
                <text:p>3074.34183390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3071.94261835814">
                <text:p>3071.94261835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3069.54367747307">
                <text:p>3069.54367747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3067.14464503527">
                <text:p>3067.14464503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3064.7457041502">
                <text:p>3064.7457041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3062.3466717124">
                <text:p>3062.3466717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3059.94759349823">
                <text:p>3059.947593498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3057.56751247644">
                <text:p>3057.56751247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3055.23265850544">
                <text:p>3055.23265850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3052.90782955885">
                <text:p>3052.90782955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3050.62570996284">
                <text:p>3050.62570996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3048.3402944684">
                <text:p>3048.34029446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3046.05469586849">
                <text:p>3046.05469586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3043.76928037405">
                <text:p>3043.769280374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3041.48377332687">
                <text:p>3041.483773326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3039.1982662797">
                <text:p>3039.19826627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3036.91275923252">
                <text:p>3036.91275923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3034.62729796171">
                <text:p>3034.627297961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3032.34174513817">
                <text:p>3032.34174513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3030.05381194353">
                <text:p>3030.05381194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3027.76528365612">
                <text:p>3027.765283656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3025.47675536871">
                <text:p>3025.47675536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3023.18818130493">
                <text:p>3023.188181304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">
                <text:p>82</text:p>
              </table:table-cell>
              <table:table-cell office:value-type="float" office:value="3020.89974457026">
                <text:p>3020.89974457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3018.61126205921">
                <text:p>3018.611262059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">
                <text:p>84</text:p>
              </table:table-cell>
              <table:table-cell office:value-type="float" office:value="3016.32277954817">
                <text:p>3016.322779548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3014.03425126076">
                <text:p>3014.03425126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">
                <text:p>86</text:p>
              </table:table-cell>
              <table:table-cell office:value-type="float" office:value="3011.74576874971">
                <text:p>3011.745768749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3009.45728623867">
                <text:p>3009.457286238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3007.16875795126">
                <text:p>3007.16875795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3004.88013811111">
                <text:p>3004.88013811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3002.59170137644">
                <text:p>3002.591701376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">
                <text:p>91</text:p>
              </table:table-cell>
              <table:table-cell office:value-type="float" office:value="3000.30331041813">
                <text:p>3000.303310418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">
                <text:p>92</text:p>
              </table:table-cell>
              <table:table-cell office:value-type="float" office:value="2998.01473635435">
                <text:p>2998.014736354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995.72616229057">
                <text:p>2995.726162290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">
                <text:p>94</text:p>
              </table:table-cell>
              <table:table-cell office:value-type="float" office:value="2993.43781710863">
                <text:p>2993.43781710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">
                <text:p>95</text:p>
              </table:table-cell>
              <table:table-cell office:value-type="float" office:value="2991.14933459759">
                <text:p>2991.149334597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">
                <text:p>96</text:p>
              </table:table-cell>
              <table:table-cell office:value-type="float" office:value="2988.86080631018">
                <text:p>2988.86080631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">
                <text:p>97</text:p>
              </table:table-cell>
              <table:table-cell office:value-type="float" office:value="2986.57227802277">
                <text:p>2986.57227802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2984.28384128809">
                <text:p>2984.28384128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">
                <text:p>99</text:p>
              </table:table-cell>
              <table:table-cell office:value-type="float" office:value="2981.99512989521">
                <text:p>2981.995129895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2979.7067389369">
                <text:p>2979.70673893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2977.40076985359">
                <text:p>2977.400769853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2975.08157140017">
                <text:p>2975.081571400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2972.76223561764">
                <text:p>2972.762235617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">
                <text:p>104</text:p>
              </table:table-cell>
              <table:table-cell office:value-type="float" office:value="2970.44312871695">
                <text:p>2970.443128716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2968.12388448715">
                <text:p>2968.123884487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2965.80464025736">
                <text:p>2965.804640257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2963.4854875803">
                <text:p>2963.48548758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8">
                <text:p>108</text:p>
              </table:table-cell>
              <table:table-cell office:value-type="float" office:value="2961.16628912687">
                <text:p>2961.166289126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2958.84718222618">
                <text:p>2958.847182226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2956.52793799639">
                <text:p>2956.527937996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2954.2088310957">
                <text:p>2954.20883109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2951.88954108953">
                <text:p>2951.889541089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">
                <text:p>113</text:p>
              </table:table-cell>
              <table:table-cell office:value-type="float" office:value="2949.57029685974">
                <text:p>2949.570296859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2947.25114418268">
                <text:p>2947.25114418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2944.93194572926">
                <text:p>2944.931945729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2942.61260994673">
                <text:p>2942.612609946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">
                <text:p>117</text:p>
              </table:table-cell>
              <table:table-cell office:value-type="float" office:value="2940.2935488224">
                <text:p>2940.29354882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2937.97430459261">
                <text:p>2937.974304592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">
                <text:p>119</text:p>
              </table:table-cell>
              <table:table-cell office:value-type="float" office:value="2935.65510613918">
                <text:p>2935.655106139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2933.33590768576">
                <text:p>2933.33590768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931.03295984268">
                <text:p>2931.03295984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2928.78553873301">
                <text:p>2928.78553873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2926.53349421024">
                <text:p>2926.533494210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2924.28144968748">
                <text:p>2924.281449687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2922.02945094109">
                <text:p>2922.029450941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2919.77731486559">
                <text:p>2919.777314865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2917.5254534483">
                <text:p>2917.52545344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2915.27336314917">
                <text:p>2915.273363149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9">
                <text:p>129</text:p>
              </table:table-cell>
              <table:table-cell office:value-type="float" office:value="2913.0214559555">
                <text:p>2913.02145595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2910.76931988001">
                <text:p>2910.76931988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">
                <text:p>131</text:p>
              </table:table-cell>
              <table:table-cell office:value-type="float" office:value="2908.51741268635">
                <text:p>2908.517412686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2906.26536816359">
                <text:p>2906.265368163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">
                <text:p>133</text:p>
              </table:table-cell>
              <table:table-cell office:value-type="float" office:value="2904.01332364082">
                <text:p>2904.013323640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8cm" svg:y="0.316cm" chart:style-name="ch2">
          <text:p>Lung Function Decline Patient 5</text:p>
        </chart:title>
        <chart:plot-area chart:style-name="ch3" table:cell-range-address="Sheet1.M1:Sheet1.N147" chart:data-source-has-labels="row" svg:x="1.33cm" svg:y="1.275cm" svg:width="14.349cm" svg:height="6.569cm">
          <chartooo:coordinate-region svg:x="1.568cm" svg:y="1.474cm" svg:width="13.831cm" svg:height="5.723cm"/>
          <chart:axis chart:dimension="x" chart:name="primary-x" chart:style-name="ch4">
            <chart:title svg:x="7.957cm" svg:y="8.024cm" chart:style-name="ch5">
              <text:p>Weeks</text:p>
            </chart:title>
          </chart:axis>
          <chart:axis chart:dimension="y" chart:name="primary-y" chart:style-name="ch4">
            <chart:title svg:x="0.451cm" svg:y="6.521cm" chart:style-name="ch6">
              <text:p>Forced Vital Capacity (mL)</text:p>
            </chart:title>
            <chart:grid chart:style-name="ch7" chart:class="major"/>
          </chart:axis>
          <chart:series chart:style-name="ch8" chart:values-cell-range-address="Sheet1.N2:Sheet1.N147" chart:label-cell-address="Sheet1.N1:Sheet1.N1" chart:class="chart:scatter">
            <chart:domain table:cell-range-address="Sheet1.M2:Sheet1.M147"/>
            <chart:data-point chart:repeated="12"/>
            <chart:data-point chart:style-name="ch9"/>
            <chart:data-point chart:repeated="1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FVC Patient 5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Sheet1.M2:Sheet1.M147</svg:desc>
                </draw:g>
              </table:table-cell>
              <table:table-cell office:value-type="float" office:value="2820.23804783821">
                <text:p>2820.23804783821</text:p>
                <draw:g>
                  <svg:desc>Sheet1.N2:Sheet1.N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2817.42102652788">
                <text:p>2817.4210265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2814.67875802517">
                <text:p>2814.678758025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2811.9753536582">
                <text:p>2811.9753536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2809.27185773849">
                <text:p>2809.27185773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2806.56854492426">
                <text:p>2806.5685449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2803.91709673405">
                <text:p>2803.91709673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2801.59629124403">
                <text:p>2801.59629124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2799.27543997765">
                <text:p>2799.27543997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2796.95463448763">
                <text:p>2796.95463448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2794.63378322124">
                <text:p>2794.63378322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2792.31306928396">
                <text:p>2792.31306928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787.67132097483">
                <text:p>2787.67132097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785.35042393208">
                <text:p>2785.35042393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783.02961844206">
                <text:p>2783.02961844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780.70881295204">
                <text:p>2780.70881295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778.38796168566">
                <text:p>2778.38796168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776.06715619564">
                <text:p>2776.067156195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773.74639648199">
                <text:p>2773.74639648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771.42549943924">
                <text:p>2771.42549943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769.10464817286">
                <text:p>2769.10464817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766.78388845921">
                <text:p>2766.7838884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2764.46303719282">
                <text:p>2764.46303719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762.1422317028">
                <text:p>2762.1422317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759.82138043642">
                <text:p>2759.82138043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757.50052917004">
                <text:p>2757.50052917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755.17972368002">
                <text:p>2755.17972368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752.85891819">
                <text:p>2752.85891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750.53806692362">
                <text:p>2750.53806692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748.21716988087">
                <text:p>2748.21716988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745.89645594358">
                <text:p>2745.89645594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743.57569622993">
                <text:p>2743.575696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2741.25466185808">
                <text:p>2741.25466185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738.9339479208">
                <text:p>2738.9339479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736.61309665442">
                <text:p>2736.61309665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734.29219961166">
                <text:p>2734.29219961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731.97139412165">
                <text:p>2731.97139412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729.65054285526">
                <text:p>2729.65054285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2727.32973736525">
                <text:p>2727.32973736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725.00893187523">
                <text:p>2725.008931875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2722.68808060884">
                <text:p>2722.6880806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720.36727511883">
                <text:p>2720.36727511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2718.04646962881">
                <text:p>2718.04646962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2715.72566413879">
                <text:p>2715.725664138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2713.40485864878">
                <text:p>2713.40485864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711.08387005329">
                <text:p>2711.08387005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708.76306456327">
                <text:p>2708.763064563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2706.37405228615">
                <text:p>2706.37405228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703.91701632738">
                <text:p>2703.91701632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2701.45993459225">
                <text:p>2701.45993459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699.00294440985">
                <text:p>2699.00294440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2696.54595422745">
                <text:p>2696.54595422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2694.08887249231">
                <text:p>2694.08887249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2691.63183653355">
                <text:p>2691.63183653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2689.17480057478">
                <text:p>2689.17480057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2686.71781039238">
                <text:p>2686.71781039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684.26086598635">
                <text:p>2684.26086598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2681.80364692211">
                <text:p>2681.80364692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2679.34670251608">
                <text:p>2679.34670251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2676.88966655731">
                <text:p>2676.889666557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2674.43258482218">
                <text:p>2674.43258482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2671.97554886341">
                <text:p>2671.97554886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2669.51846712828">
                <text:p>2669.51846712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2667.06152272224">
                <text:p>2667.061522722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2664.60444098711">
                <text:p>2664.60444098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2662.20087182522">
                <text:p>2662.20087182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2659.82609599829">
                <text:p>2659.826095998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2657.48629331589">
                <text:p>2657.48629331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2655.14653640985">
                <text:p>2655.146536409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2652.80664217472">
                <text:p>2652.80664217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2650.46665638685">
                <text:p>2650.466656386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2648.12699103355">
                <text:p>2648.12699103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2645.78705102205">
                <text:p>2645.78705102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2643.44720256329">
                <text:p>2643.44720256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2641.10739988089">
                <text:p>2641.107399880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2638.76755142212">
                <text:p>2638.76755142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2636.42765718699">
                <text:p>2636.427657186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2634.08780872822">
                <text:p>2634.08780872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2631.74681586027">
                <text:p>2631.74681586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2629.44015526772">
                <text:p>2629.440155267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2627.13358622789">
                <text:p>2627.13358622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2624.8268340826">
                <text:p>2624.8268340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2622.93238967657">
                <text:p>2622.93238967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2621.19363069534">
                <text:p>2621.193630695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2619.53104358912">
                <text:p>2619.531043589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2617.87147772312">
                <text:p>2617.871477723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2616.21200340986">
                <text:p>2616.21200340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2614.55243754387">
                <text:p>2614.552437543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2612.89287167788">
                <text:p>2612.892871677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2611.23332870007">
                <text:p>2611.233328700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2609.57380861044">
                <text:p>2609.57380861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2607.91419696808">
                <text:p>2607.91419696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2606.25469976664">
                <text:p>2606.25469976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">
                <text:p>82</text:p>
              </table:table-cell>
              <table:table-cell office:value-type="float" office:value="2604.59517967701">
                <text:p>2604.595179677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2602.93556803465">
                <text:p>2602.935568034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">
                <text:p>84</text:p>
              </table:table-cell>
              <table:table-cell office:value-type="float" office:value="2601.27884030342">
                <text:p>2601.278840303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2599.63085585833">
                <text:p>2599.63085585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">
                <text:p>86</text:p>
              </table:table-cell>
              <table:table-cell office:value-type="float" office:value="2597.98294007778">
                <text:p>2597.982940077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2596.33502429724">
                <text:p>2596.33502429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2594.70148229599">
                <text:p>2594.701482295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2593.07366234064">
                <text:p>2593.07366234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591.44586527348">
                <text:p>2591.44586527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">
                <text:p>91</text:p>
              </table:table-cell>
              <table:table-cell office:value-type="float" office:value="2589.8182284236">
                <text:p>2589.81822842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">
                <text:p>92</text:p>
              </table:table-cell>
              <table:table-cell office:value-type="float" office:value="2588.19040846825">
                <text:p>2588.190408468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586.56261140108">
                <text:p>2586.56261140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">
                <text:p>94</text:p>
              </table:table-cell>
              <table:table-cell office:value-type="float" office:value="2584.93481433392">
                <text:p>2584.934814333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">
                <text:p>95</text:p>
              </table:table-cell>
              <table:table-cell office:value-type="float" office:value="2583.30706304312">
                <text:p>2583.307063043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">
                <text:p>96</text:p>
              </table:table-cell>
              <table:table-cell office:value-type="float" office:value="2581.67928886414">
                <text:p>2581.679288864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">
                <text:p>97</text:p>
              </table:table-cell>
              <table:table-cell office:value-type="float" office:value="2580.05153757334">
                <text:p>2580.051537573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2578.40847408772">
                <text:p>2578.40847408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">
                <text:p>99</text:p>
              </table:table-cell>
              <table:table-cell office:value-type="float" office:value="2576.73750990629">
                <text:p>2576.73750990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2575.06656861305">
                <text:p>2575.066568613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2573.39558154345">
                <text:p>2573.39558154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2571.72466313839">
                <text:p>2571.724663138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2570.05376762152">
                <text:p>2570.05376762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">
                <text:p>104</text:p>
              </table:table-cell>
              <table:table-cell office:value-type="float" office:value="2568.39429330826">
                <text:p>2568.394293308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2566.74949032068">
                <text:p>2566.749490320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2565.10482466221">
                <text:p>2565.104824662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2563.46013611555">
                <text:p>2563.460136115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8">
                <text:p>108</text:p>
              </table:table-cell>
              <table:table-cell office:value-type="float" office:value="2561.81540179253">
                <text:p>2561.81540179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2560.1708047986">
                <text:p>2560.17080479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2558.52611625195">
                <text:p>2558.52611625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2556.88133615255">
                <text:p>2556.88133615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2555.23673915863">
                <text:p>2555.23673915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">
                <text:p>113</text:p>
              </table:table-cell>
              <table:table-cell office:value-type="float" office:value="2553.59193617105">
                <text:p>2553.591936171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2551.94722473621">
                <text:p>2551.947224736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2550.30260485411">
                <text:p>2550.302604854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2548.65793919563">
                <text:p>2548.65793919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">
                <text:p>117</text:p>
              </table:table-cell>
              <table:table-cell office:value-type="float" office:value="2547.01325064898">
                <text:p>2547.01325064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2545.36853921413">
                <text:p>2545.36853921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">
                <text:p>119</text:p>
              </table:table-cell>
              <table:table-cell office:value-type="float" office:value="2543.7275814414">
                <text:p>2543.7275814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2542.10445356369">
                <text:p>2542.104453563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40.48130279779">
                <text:p>2540.48130279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2538.85808336735">
                <text:p>2538.858083367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2537.23493260145">
                <text:p>2537.234932601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2535.66941428185">
                <text:p>2535.669414281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2534.13623696566">
                <text:p>2534.136236965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2532.60994899273">
                <text:p>2532.609948992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2531.08350080252">
                <text:p>2531.083500802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2529.55725860596">
                <text:p>2529.557258605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9">
                <text:p>129</text:p>
              </table:table-cell>
              <table:table-cell office:value-type="float" office:value="2528.03474718332">
                <text:p>2528.03474718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2526.51745426655">
                <text:p>2526.517454266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">
                <text:p>131</text:p>
              </table:table-cell>
              <table:table-cell office:value-type="float" office:value="2525.00977438688">
                <text:p>2525.00977438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2523.52816414833">
                <text:p>2523.528164148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">
                <text:p>133</text:p>
              </table:table-cell>
              <table:table-cell office:value-type="float" office:value="2522.03469783068">
                <text:p>2522.034697830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